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10年02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942698" table:style-name="ce57">
            <text:p>8,942,698</text:p>
          </table:table-cell>
          <table:table-cell office:value-type="float" office:value="23539588" table:style-name="ce58">
            <text:p>23,539,588</text:p>
          </table:table-cell>
          <table:table-cell office:value-type="float" office:value="11661640" table:style-name="ce58">
            <text:p>11,661,640</text:p>
          </table:table-cell>
          <table:table-cell office:value-type="float" office:value="11877948" table:style-name="ce59">
            <text:p>11,877,948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608620" table:style-name="ce57">
            <text:p>1,608,620</text:p>
          </table:table-cell>
          <table:table-cell office:value-type="float" office:value="4029493" table:style-name="ce62">
            <text:p>4,029,493</text:p>
          </table:table-cell>
          <table:table-cell office:value-type="float" office:value="1967438" table:style-name="ce62">
            <text:p>1,967,438</text:p>
          </table:table-cell>
          <table:table-cell office:value-type="float" office:value="2062055" table:style-name="ce59">
            <text:p>2,062,055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60015" table:style-name="ce57">
            <text:p>1,060,015</text:p>
          </table:table-cell>
          <table:table-cell office:value-type="float" office:value="2592878" table:style-name="ce62">
            <text:p>2,592,878</text:p>
          </table:table-cell>
          <table:table-cell office:value-type="float" office:value="1233881" table:style-name="ce62">
            <text:p>1,233,881</text:p>
          </table:table-cell>
          <table:table-cell office:value-type="float" office:value="1358997" table:style-name="ce59">
            <text:p>1,358,997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48349" table:style-name="ce57">
            <text:p>848,349</text:p>
          </table:table-cell>
          <table:table-cell office:value-type="float" office:value="2269948" table:style-name="ce62">
            <text:p>2,269,948</text:p>
          </table:table-cell>
          <table:table-cell office:value-type="float" office:value="1124674" table:style-name="ce62">
            <text:p>1,124,674</text:p>
          </table:table-cell>
          <table:table-cell office:value-type="float" office:value="1145274" table:style-name="ce59">
            <text:p>1,145,274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1005411" table:style-name="ce57">
            <text:p>1,005,411</text:p>
          </table:table-cell>
          <table:table-cell office:value-type="float" office:value="2821464" table:style-name="ce62">
            <text:p>2,821,464</text:p>
          </table:table-cell>
          <table:table-cell office:value-type="float" office:value="1385493" table:style-name="ce62">
            <text:p>1,385,493</text:p>
          </table:table-cell>
          <table:table-cell office:value-type="float" office:value="1435971" table:style-name="ce59">
            <text:p>1,435,971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704107" table:style-name="ce57">
            <text:p>704,107</text:p>
          </table:table-cell>
          <table:table-cell office:value-type="float" office:value="1873043" table:style-name="ce62">
            <text:p>1,873,043</text:p>
          </table:table-cell>
          <table:table-cell office:value-type="float" office:value="932847" table:style-name="ce62">
            <text:p>932,847</text:p>
          </table:table-cell>
          <table:table-cell office:value-type="float" office:value="940196" table:style-name="ce59">
            <text:p>940,196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20252" table:style-name="ce57">
            <text:p>1,120,252</text:p>
          </table:table-cell>
          <table:table-cell office:value-type="float" office:value="2763057" table:style-name="ce61">
            <text:p>2,763,057</text:p>
          </table:table-cell>
          <table:table-cell office:value-type="float" office:value="1362652" table:style-name="ce62">
            <text:p>1,362,652</text:p>
          </table:table-cell>
          <table:table-cell office:value-type="float" office:value="1400405" table:style-name="ce59">
            <text:p>1,400,405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50705" table:style-name="ce57">
            <text:p>2,550,705</text:p>
          </table:table-cell>
          <table:table-cell office:value-type="float" office:value="7035898" table:style-name="ce61">
            <text:p>7,035,898</text:p>
          </table:table-cell>
          <table:table-cell office:value-type="float" office:value="3576821" table:style-name="ce62">
            <text:p>3,576,821</text:p>
          </table:table-cell>
          <table:table-cell office:value-type="float" office:value="3459077" table:style-name="ce59">
            <text:p>3,459,077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2746" table:style-name="ce36">
            <text:p>172,746</text:p>
          </table:table-cell>
          <table:table-cell office:value-type="float" office:value="452751" table:style-name="ce37">
            <text:p>452,751</text:p>
          </table:table-cell>
          <table:table-cell office:value-type="float" office:value="228118" table:style-name="ce37">
            <text:p>228,118</text:p>
          </table:table-cell>
          <table:table-cell office:value-type="float" office:value="224633" table:style-name="ce37">
            <text:p>224,633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06346" table:style-name="ce36">
            <text:p>206,346</text:p>
          </table:table-cell>
          <table:table-cell office:value-type="float" office:value="571291" table:style-name="ce37">
            <text:p>571,291</text:p>
          </table:table-cell>
          <table:table-cell office:value-type="float" office:value="291597" table:style-name="ce37">
            <text:p>291,597</text:p>
          </table:table-cell>
          <table:table-cell office:value-type="float" office:value="279694" table:style-name="ce37">
            <text:p>279,694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3602" table:style-name="ce36">
            <text:p>193,602</text:p>
          </table:table-cell>
          <table:table-cell office:value-type="float" office:value="541914" table:style-name="ce37">
            <text:p>541,914</text:p>
          </table:table-cell>
          <table:table-cell office:value-type="float" office:value="279330" table:style-name="ce37">
            <text:p>279,330</text:p>
          </table:table-cell>
          <table:table-cell office:value-type="float" office:value="262584" table:style-name="ce37">
            <text:p>262,584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6725" table:style-name="ce36">
            <text:p>396,725</text:p>
          </table:table-cell>
          <table:table-cell office:value-type="float" office:value="1264897" table:style-name="ce37">
            <text:p>1,264,897</text:p>
          </table:table-cell>
          <table:table-cell office:value-type="float" office:value="642911" table:style-name="ce37">
            <text:p>642,911</text:p>
          </table:table-cell>
          <table:table-cell office:value-type="float" office:value="621986" table:style-name="ce37">
            <text:p>621,986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539" table:style-name="ce36">
            <text:p>179,539</text:p>
          </table:table-cell>
          <table:table-cell office:value-type="float" office:value="490001" table:style-name="ce37">
            <text:p>490,001</text:p>
          </table:table-cell>
          <table:table-cell office:value-type="float" office:value="250413" table:style-name="ce37">
            <text:p>250,413</text:p>
          </table:table-cell>
          <table:table-cell office:value-type="float" office:value="239588" table:style-name="ce37">
            <text:p>239,588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4080" table:style-name="ce36">
            <text:p>244,080</text:p>
          </table:table-cell>
          <table:table-cell office:value-type="float" office:value="675673" table:style-name="ce37">
            <text:p>675,673</text:p>
          </table:table-cell>
          <table:table-cell office:value-type="float" office:value="349459" table:style-name="ce37">
            <text:p>349,459</text:p>
          </table:table-cell>
          <table:table-cell office:value-type="float" office:value="326214" table:style-name="ce37">
            <text:p>326,21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4660" table:style-name="ce36">
            <text:p>184,660</text:p>
          </table:table-cell>
          <table:table-cell office:value-type="float" office:value="498499" table:style-name="ce37">
            <text:p>498,499</text:p>
          </table:table-cell>
          <table:table-cell office:value-type="float" office:value="258568" table:style-name="ce37">
            <text:p>258,568</text:p>
          </table:table-cell>
          <table:table-cell office:value-type="float" office:value="239931" table:style-name="ce37">
            <text:p>239,93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91822" table:style-name="ce36">
            <text:p>291,822</text:p>
          </table:table-cell>
          <table:table-cell office:value-type="float" office:value="811275" table:style-name="ce37">
            <text:p>811,275</text:p>
          </table:table-cell>
          <table:table-cell office:value-type="float" office:value="413227" table:style-name="ce37">
            <text:p>413,227</text:p>
          </table:table-cell>
          <table:table-cell office:value-type="float" office:value="398048" table:style-name="ce37">
            <text:p>398,04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656" table:style-name="ce36">
            <text:p>83,656</text:p>
          </table:table-cell>
          <table:table-cell office:value-type="float" office:value="214983" table:style-name="ce55">
            <text:p>214,983</text:p>
          </table:table-cell>
          <table:table-cell office:value-type="float" office:value="110411" table:style-name="ce37">
            <text:p>110,411</text:p>
          </table:table-cell>
          <table:table-cell office:value-type="float" office:value="104572" table:style-name="ce37">
            <text:p>104,57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7462" table:style-name="ce36">
            <text:p>127,462</text:p>
          </table:table-cell>
          <table:table-cell office:value-type="float" office:value="323929" table:style-name="ce37">
            <text:p>323,929</text:p>
          </table:table-cell>
          <table:table-cell office:value-type="float" office:value="163740" table:style-name="ce37">
            <text:p>163,740</text:p>
          </table:table-cell>
          <table:table-cell office:value-type="float" office:value="160189" table:style-name="ce37">
            <text:p>160,18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1975" table:style-name="ce36">
            <text:p>41,975</text:p>
          </table:table-cell>
          <table:table-cell office:value-type="float" office:value="105908" table:style-name="ce37">
            <text:p>105,908</text:p>
          </table:table-cell>
          <table:table-cell office:value-type="float" office:value="54478" table:style-name="ce37">
            <text:p>54,478</text:p>
          </table:table-cell>
          <table:table-cell office:value-type="float" office:value="51430" table:style-name="ce37">
            <text:p>51,43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5570" table:style-name="ce36">
            <text:p>155,570</text:p>
          </table:table-cell>
          <table:table-cell office:value-type="float" office:value="367269" table:style-name="ce37">
            <text:p>367,269</text:p>
          </table:table-cell>
          <table:table-cell office:value-type="float" office:value="183130" table:style-name="ce37">
            <text:p>183,130</text:p>
          </table:table-cell>
          <table:table-cell office:value-type="float" office:value="184139" table:style-name="ce37">
            <text:p>184,13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71334" table:style-name="ce36">
            <text:p>171,334</text:p>
          </table:table-cell>
          <table:table-cell office:value-type="float" office:value="451757" table:style-name="ce37">
            <text:p>451,757</text:p>
          </table:table-cell>
          <table:table-cell office:value-type="float" office:value="222929" table:style-name="ce37">
            <text:p>222,929</text:p>
          </table:table-cell>
          <table:table-cell office:value-type="float" office:value="228828" table:style-name="ce37">
            <text:p>228,82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1188" table:style-name="ce36">
            <text:p>101,188</text:p>
          </table:table-cell>
          <table:table-cell office:value-type="float" office:value="265751" table:style-name="ce37">
            <text:p>265,751</text:p>
          </table:table-cell>
          <table:table-cell office:value-type="float" office:value="128510" table:style-name="ce37">
            <text:p>128,510</text:p>
          </table:table-cell>
          <table:table-cell office:value-type="float" office:value="137241" table:style-name="ce37">
            <text:p>137,241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5239" table:style-name="ce57">
            <text:p>45,239</text:p>
          </table:table-cell>
          <table:table-cell office:value-type="float" office:value="153807" table:style-name="ce61">
            <text:p>153,807</text:p>
          </table:table-cell>
          <table:table-cell office:value-type="float" office:value="77834" table:style-name="ce61">
            <text:p>77,834</text:p>
          </table:table-cell>
          <table:table-cell office:value-type="float" office:value="75973" table:style-name="ce61">
            <text:p>75,97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835" table:style-name="ce36">
            <text:p>41,835</text:p>
          </table:table-cell>
          <table:table-cell office:value-type="float" office:value="140511" table:style-name="ce37">
            <text:p>140,511</text:p>
          </table:table-cell>
          <table:table-cell office:value-type="float" office:value="70149" table:style-name="ce37">
            <text:p>70,149</text:p>
          </table:table-cell>
          <table:table-cell office:value-type="float" office:value="70362" table:style-name="ce37">
            <text:p>70,362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404" table:style-name="ce38">
            <text:p>3,404</text:p>
          </table:table-cell>
          <table:table-cell office:value-type="float" office:value="13296" table:style-name="ce39">
            <text:p>13,296</text:p>
          </table:table-cell>
          <table:table-cell office:value-type="float" office:value="7685" table:style-name="ce39">
            <text:p>7,685</text:p>
          </table:table-cell>
          <table:table-cell office:value-type="float" office:value="5611" table:style-name="ce39">
            <text:p>5,611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10年3月10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608620" table:style-name="ce82">
            <text:p>1,608,620</text:p>
          </table:table-cell>
          <table:table-cell office:value-type="float" office:value="4029493" table:style-name="ce79">
            <text:p>4,029,493</text:p>
          </table:table-cell>
          <table:table-cell office:value-type="float" office:value="1967438" table:style-name="ce79">
            <text:p>1,967,438</text:p>
          </table:table-cell>
          <table:table-cell office:value-type="float" office:value="2062055" table:style-name="ce83">
            <text:p>2,062,05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8013" table:style-name="ce9">
            <text:p>218,013</text:p>
          </table:table-cell>
          <table:table-cell office:value-type="float" office:value="556682" table:style-name="ce11">
            <text:p>556,682</text:p>
          </table:table-cell>
          <table:table-cell office:value-type="float" office:value="270540" table:style-name="ce11">
            <text:p>270,540</text:p>
          </table:table-cell>
          <table:table-cell office:value-type="float" office:value="286142" table:style-name="ce23">
            <text:p>286,14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4750" table:style-name="ce9">
            <text:p>154,750</text:p>
          </table:table-cell>
          <table:table-cell office:value-type="float" office:value="384769" table:style-name="ce11">
            <text:p>384,769</text:p>
          </table:table-cell>
          <table:table-cell office:value-type="float" office:value="188643" table:style-name="ce11">
            <text:p>188,643</text:p>
          </table:table-cell>
          <table:table-cell office:value-type="float" office:value="196126" table:style-name="ce23">
            <text:p>196,12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8999" table:style-name="ce9">
            <text:p>168,999</text:p>
          </table:table-cell>
          <table:table-cell office:value-type="float" office:value="410749" table:style-name="ce11">
            <text:p>410,749</text:p>
          </table:table-cell>
          <table:table-cell office:value-type="float" office:value="198573" table:style-name="ce11">
            <text:p>198,573</text:p>
          </table:table-cell>
          <table:table-cell office:value-type="float" office:value="212176" table:style-name="ce23">
            <text:p>212,17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827" table:style-name="ce9">
            <text:p>91,827</text:p>
          </table:table-cell>
          <table:table-cell office:value-type="float" office:value="219077" table:style-name="ce11">
            <text:p>219,077</text:p>
          </table:table-cell>
          <table:table-cell office:value-type="float" office:value="103740" table:style-name="ce11">
            <text:p>103,740</text:p>
          </table:table-cell>
          <table:table-cell office:value-type="float" office:value="115337" table:style-name="ce23">
            <text:p>115,33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61340" table:style-name="ce9">
            <text:p>161,340</text:p>
          </table:table-cell>
          <table:table-cell office:value-type="float" office:value="423014" table:style-name="ce11">
            <text:p>423,014</text:p>
          </table:table-cell>
          <table:table-cell office:value-type="float" office:value="206055" table:style-name="ce11">
            <text:p>206,055</text:p>
          </table:table-cell>
          <table:table-cell office:value-type="float" office:value="216959" table:style-name="ce23">
            <text:p>216,9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30435" table:style-name="ce9">
            <text:p>130,435</text:p>
          </table:table-cell>
          <table:table-cell office:value-type="float" office:value="303180" table:style-name="ce11">
            <text:p>303,180</text:p>
          </table:table-cell>
          <table:table-cell office:value-type="float" office:value="145357" table:style-name="ce11">
            <text:p>145,357</text:p>
          </table:table-cell>
          <table:table-cell office:value-type="float" office:value="157823" table:style-name="ce23">
            <text:p>157,8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554" table:style-name="ce9">
            <text:p>67,554</text:p>
          </table:table-cell>
          <table:table-cell office:value-type="float" office:value="183167" table:style-name="ce11">
            <text:p>183,167</text:p>
          </table:table-cell>
          <table:table-cell office:value-type="float" office:value="91258" table:style-name="ce11">
            <text:p>91,258</text:p>
          </table:table-cell>
          <table:table-cell office:value-type="float" office:value="91909" table:style-name="ce23">
            <text:p>91,9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1936" table:style-name="ce9">
            <text:p>31,936</text:p>
          </table:table-cell>
          <table:table-cell office:value-type="float" office:value="87675" table:style-name="ce11">
            <text:p>87,675</text:p>
          </table:table-cell>
          <table:table-cell office:value-type="float" office:value="43926" table:style-name="ce11">
            <text:p>43,926</text:p>
          </table:table-cell>
          <table:table-cell office:value-type="float" office:value="43749" table:style-name="ce23">
            <text:p>43,7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566" table:style-name="ce9">
            <text:p>44,566</text:p>
          </table:table-cell>
          <table:table-cell office:value-type="float" office:value="116801" table:style-name="ce11">
            <text:p>116,801</text:p>
          </table:table-cell>
          <table:table-cell office:value-type="float" office:value="58353" table:style-name="ce11">
            <text:p>58,353</text:p>
          </table:table-cell>
          <table:table-cell office:value-type="float" office:value="58448" table:style-name="ce23">
            <text:p>58,4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3343" table:style-name="ce9">
            <text:p>83,343</text:p>
          </table:table-cell>
          <table:table-cell office:value-type="float" office:value="183682" table:style-name="ce11">
            <text:p>183,682</text:p>
          </table:table-cell>
          <table:table-cell office:value-type="float" office:value="87857" table:style-name="ce11">
            <text:p>87,857</text:p>
          </table:table-cell>
          <table:table-cell office:value-type="float" office:value="95825" table:style-name="ce23">
            <text:p>95,8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91309" table:style-name="ce9">
            <text:p>91,309</text:p>
          </table:table-cell>
          <table:table-cell office:value-type="float" office:value="205853" table:style-name="ce11">
            <text:p>205,853</text:p>
          </table:table-cell>
          <table:table-cell office:value-type="float" office:value="100096" table:style-name="ce11">
            <text:p>100,096</text:p>
          </table:table-cell>
          <table:table-cell office:value-type="float" office:value="105757" table:style-name="ce23">
            <text:p>105,7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71" table:style-name="ce9">
            <text:p>16,171</text:p>
          </table:table-cell>
          <table:table-cell office:value-type="float" office:value="38950" table:style-name="ce11">
            <text:p>38,950</text:p>
          </table:table-cell>
          <table:table-cell office:value-type="float" office:value="19653" table:style-name="ce11">
            <text:p>19,653</text:p>
          </table:table-cell>
          <table:table-cell office:value-type="float" office:value="19297" table:style-name="ce23">
            <text:p>19,2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9649" table:style-name="ce9">
            <text:p>89,649</text:p>
          </table:table-cell>
          <table:table-cell office:value-type="float" office:value="238266" table:style-name="ce11">
            <text:p>238,266</text:p>
          </table:table-cell>
          <table:table-cell office:value-type="float" office:value="117085" table:style-name="ce11">
            <text:p>117,085</text:p>
          </table:table-cell>
          <table:table-cell office:value-type="float" office:value="121181" table:style-name="ce23">
            <text:p>121,1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3560" table:style-name="ce9">
            <text:p>73,560</text:p>
          </table:table-cell>
          <table:table-cell office:value-type="float" office:value="202541" table:style-name="ce11">
            <text:p>202,541</text:p>
          </table:table-cell>
          <table:table-cell office:value-type="float" office:value="99127" table:style-name="ce11">
            <text:p>99,127</text:p>
          </table:table-cell>
          <table:table-cell office:value-type="float" office:value="103414" table:style-name="ce23">
            <text:p>103,4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4772" table:style-name="ce9">
            <text:p>34,772</text:p>
          </table:table-cell>
          <table:table-cell office:value-type="float" office:value="89576" table:style-name="ce11">
            <text:p>89,576</text:p>
          </table:table-cell>
          <table:table-cell office:value-type="float" office:value="45028" table:style-name="ce11">
            <text:p>45,028</text:p>
          </table:table-cell>
          <table:table-cell office:value-type="float" office:value="44548" table:style-name="ce23">
            <text:p>44,5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9047" table:style-name="ce9">
            <text:p>29,047</text:p>
          </table:table-cell>
          <table:table-cell office:value-type="float" office:value="78398" table:style-name="ce11">
            <text:p>78,398</text:p>
          </table:table-cell>
          <table:table-cell office:value-type="float" office:value="38676" table:style-name="ce11">
            <text:p>38,676</text:p>
          </table:table-cell>
          <table:table-cell office:value-type="float" office:value="39722" table:style-name="ce23">
            <text:p>39,7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9156" table:style-name="ce9">
            <text:p>49,156</text:p>
          </table:table-cell>
          <table:table-cell office:value-type="float" office:value="121728" table:style-name="ce11">
            <text:p>121,728</text:p>
          </table:table-cell>
          <table:table-cell office:value-type="float" office:value="59160" table:style-name="ce11">
            <text:p>59,160</text:p>
          </table:table-cell>
          <table:table-cell office:value-type="float" office:value="62568" table:style-name="ce23">
            <text:p>62,5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819" table:style-name="ce9">
            <text:p>9,819</text:p>
          </table:table-cell>
          <table:table-cell office:value-type="float" office:value="23766" table:style-name="ce11">
            <text:p>23,766</text:p>
          </table:table-cell>
          <table:table-cell office:value-type="float" office:value="11884" table:style-name="ce11">
            <text:p>11,884</text:p>
          </table:table-cell>
          <table:table-cell office:value-type="float" office:value="11882" table:style-name="ce23">
            <text:p>11,8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402" table:style-name="ce9">
            <text:p>3,402</text:p>
          </table:table-cell>
          <table:table-cell office:value-type="float" office:value="7546" table:style-name="ce11">
            <text:p>7,546</text:p>
          </table:table-cell>
          <table:table-cell office:value-type="float" office:value="4113" table:style-name="ce11">
            <text:p>4,113</text:p>
          </table:table-cell>
          <table:table-cell office:value-type="float" office:value="3433" table:style-name="ce23">
            <text:p>3,4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46" table:style-name="ce9">
            <text:p>2,546</text:p>
          </table:table-cell>
          <table:table-cell office:value-type="float" office:value="6695" table:style-name="ce11">
            <text:p>6,695</text:p>
          </table:table-cell>
          <table:table-cell office:value-type="float" office:value="3641" table:style-name="ce11">
            <text:p>3,641</text:p>
          </table:table-cell>
          <table:table-cell office:value-type="float" office:value="3054" table:style-name="ce23">
            <text:p>3,0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593" table:style-name="ce9">
            <text:p>9,593</text:p>
          </table:table-cell>
          <table:table-cell office:value-type="float" office:value="22512" table:style-name="ce11">
            <text:p>22,512</text:p>
          </table:table-cell>
          <table:table-cell office:value-type="float" office:value="11562" table:style-name="ce11">
            <text:p>11,562</text:p>
          </table:table-cell>
          <table:table-cell office:value-type="float" office:value="10950" table:style-name="ce23">
            <text:p>10,9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39" table:style-name="ce9">
            <text:p>4,239</text:p>
          </table:table-cell>
          <table:table-cell office:value-type="float" office:value="11463" table:style-name="ce11">
            <text:p>11,463</text:p>
          </table:table-cell>
          <table:table-cell office:value-type="float" office:value="5961" table:style-name="ce11">
            <text:p>5,961</text:p>
          </table:table-cell>
          <table:table-cell office:value-type="float" office:value="5502" table:style-name="ce23">
            <text:p>5,5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622" table:style-name="ce9">
            <text:p>15,622</text:p>
          </table:table-cell>
          <table:table-cell office:value-type="float" office:value="39720" table:style-name="ce11">
            <text:p>39,720</text:p>
          </table:table-cell>
          <table:table-cell office:value-type="float" office:value="19803" table:style-name="ce11">
            <text:p>19,803</text:p>
          </table:table-cell>
          <table:table-cell office:value-type="float" office:value="19917" table:style-name="ce23">
            <text:p>19,9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45" table:style-name="ce9">
            <text:p>2,245</text:p>
          </table:table-cell>
          <table:table-cell office:value-type="float" office:value="4403" table:style-name="ce11">
            <text:p>4,403</text:p>
          </table:table-cell>
          <table:table-cell office:value-type="float" office:value="2461" table:style-name="ce11">
            <text:p>2,461</text:p>
          </table:table-cell>
          <table:table-cell office:value-type="float" office:value="1942" table:style-name="ce23">
            <text:p>1,9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20" table:style-name="ce9">
            <text:p>3,720</text:p>
          </table:table-cell>
          <table:table-cell office:value-type="float" office:value="8423" table:style-name="ce11">
            <text:p>8,423</text:p>
          </table:table-cell>
          <table:table-cell office:value-type="float" office:value="4573" table:style-name="ce11">
            <text:p>4,573</text:p>
          </table:table-cell>
          <table:table-cell office:value-type="float" office:value="3850" table:style-name="ce23">
            <text:p>3,8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52" table:style-name="ce9">
            <text:p>4,352</text:p>
          </table:table-cell>
          <table:table-cell office:value-type="float" office:value="11754" table:style-name="ce11">
            <text:p>11,754</text:p>
          </table:table-cell>
          <table:table-cell office:value-type="float" office:value="6008" table:style-name="ce11">
            <text:p>6,008</text:p>
          </table:table-cell>
          <table:table-cell office:value-type="float" office:value="5746" table:style-name="ce23">
            <text:p>5,7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206" table:style-name="ce9">
            <text:p>7,206</text:p>
          </table:table-cell>
          <table:table-cell office:value-type="float" office:value="21062" table:style-name="ce11">
            <text:p>21,062</text:p>
          </table:table-cell>
          <table:table-cell office:value-type="float" office:value="10354" table:style-name="ce11">
            <text:p>10,354</text:p>
          </table:table-cell>
          <table:table-cell office:value-type="float" office:value="10708" table:style-name="ce23">
            <text:p>10,7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44" table:style-name="ce9">
            <text:p>7,544</text:p>
          </table:table-cell>
          <table:table-cell office:value-type="float" office:value="21654" table:style-name="ce11">
            <text:p>21,654</text:p>
          </table:table-cell>
          <table:table-cell office:value-type="float" office:value="10826" table:style-name="ce11">
            <text:p>10,826</text:p>
          </table:table-cell>
          <table:table-cell office:value-type="float" office:value="10828" table:style-name="ce23">
            <text:p>10,828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05" table:style-name="ce16">
            <text:p>1,905</text:p>
          </table:table-cell>
          <table:table-cell office:value-type="float" office:value="6387" table:style-name="ce18">
            <text:p>6,387</text:p>
          </table:table-cell>
          <table:table-cell office:value-type="float" office:value="3125" table:style-name="ce18">
            <text:p>3,125</text:p>
          </table:table-cell>
          <table:table-cell office:value-type="float" office:value="3262" table:style-name="ce19">
            <text:p>3,262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60015" table:style-name="ce71">
            <text:p>1,060,015</text:p>
          </table:table-cell>
          <table:table-cell office:value-type="float" office:value="2592878" table:style-name="ce79">
            <text:p>2,592,878</text:p>
          </table:table-cell>
          <table:table-cell office:value-type="float" office:value="1233881" table:style-name="ce79">
            <text:p>1,233,881</text:p>
          </table:table-cell>
          <table:table-cell office:value-type="float" office:value="1358997" table:style-name="ce73">
            <text:p>1,358,9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871" table:style-name="ce52">
            <text:p>80,871</text:p>
          </table:table-cell>
          <table:table-cell office:value-type="float" office:value="199656" table:style-name="ce11">
            <text:p>199,656</text:p>
          </table:table-cell>
          <table:table-cell office:value-type="float" office:value="93292" table:style-name="ce11">
            <text:p>93,292</text:p>
          </table:table-cell>
          <table:table-cell office:value-type="float" office:value="106364" table:style-name="ce10">
            <text:p>106,3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8758" table:style-name="ce52">
            <text:p>88,758</text:p>
          </table:table-cell>
          <table:table-cell office:value-type="float" office:value="214178" table:style-name="ce11">
            <text:p>214,178</text:p>
          </table:table-cell>
          <table:table-cell office:value-type="float" office:value="101676" table:style-name="ce11">
            <text:p>101,676</text:p>
          </table:table-cell>
          <table:table-cell office:value-type="float" office:value="112502" table:style-name="ce10">
            <text:p>112,5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0900" table:style-name="ce52">
            <text:p>120,900</text:p>
          </table:table-cell>
          <table:table-cell office:value-type="float" office:value="301178" table:style-name="ce11">
            <text:p>301,178</text:p>
          </table:table-cell>
          <table:table-cell office:value-type="float" office:value="140199" table:style-name="ce11">
            <text:p>140,199</text:p>
          </table:table-cell>
          <table:table-cell office:value-type="float" office:value="160979" table:style-name="ce10">
            <text:p>160,9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666" table:style-name="ce52">
            <text:p>100,666</text:p>
          </table:table-cell>
          <table:table-cell office:value-type="float" office:value="222978" table:style-name="ce11">
            <text:p>222,978</text:p>
          </table:table-cell>
          <table:table-cell office:value-type="float" office:value="103287" table:style-name="ce11">
            <text:p>103,287</text:p>
          </table:table-cell>
          <table:table-cell office:value-type="float" office:value="119691" table:style-name="ce10">
            <text:p>119,6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726" table:style-name="ce52">
            <text:p>65,726</text:p>
          </table:table-cell>
          <table:table-cell office:value-type="float" office:value="155045" table:style-name="ce11">
            <text:p>155,045</text:p>
          </table:table-cell>
          <table:table-cell office:value-type="float" office:value="73763" table:style-name="ce11">
            <text:p>73,763</text:p>
          </table:table-cell>
          <table:table-cell office:value-type="float" office:value="81282" table:style-name="ce10">
            <text:p>81,2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2178" table:style-name="ce52">
            <text:p>52,178</text:p>
          </table:table-cell>
          <table:table-cell office:value-type="float" office:value="123490" table:style-name="ce11">
            <text:p>123,490</text:p>
          </table:table-cell>
          <table:table-cell office:value-type="float" office:value="59819" table:style-name="ce11">
            <text:p>59,819</text:p>
          </table:table-cell>
          <table:table-cell office:value-type="float" office:value="63671" table:style-name="ce10">
            <text:p>63,6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280" table:style-name="ce52">
            <text:p>79,280</text:p>
          </table:table-cell>
          <table:table-cell office:value-type="float" office:value="182216" table:style-name="ce11">
            <text:p>182,216</text:p>
          </table:table-cell>
          <table:table-cell office:value-type="float" office:value="89125" table:style-name="ce11">
            <text:p>89,125</text:p>
          </table:table-cell>
          <table:table-cell office:value-type="float" office:value="93091" table:style-name="ce10">
            <text:p>93,0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738" table:style-name="ce52">
            <text:p>107,738</text:p>
          </table:table-cell>
          <table:table-cell office:value-type="float" office:value="267485" table:style-name="ce11">
            <text:p>267,485</text:p>
          </table:table-cell>
          <table:table-cell office:value-type="float" office:value="127742" table:style-name="ce11">
            <text:p>127,742</text:p>
          </table:table-cell>
          <table:table-cell office:value-type="float" office:value="139743" table:style-name="ce10">
            <text:p>139,7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974" table:style-name="ce52">
            <text:p>47,974</text:p>
          </table:table-cell>
          <table:table-cell office:value-type="float" office:value="118314" table:style-name="ce11">
            <text:p>118,314</text:p>
          </table:table-cell>
          <table:table-cell office:value-type="float" office:value="57693" table:style-name="ce11">
            <text:p>57,693</text:p>
          </table:table-cell>
          <table:table-cell office:value-type="float" office:value="60621" table:style-name="ce10">
            <text:p>60,6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840" table:style-name="ce52">
            <text:p>109,840</text:p>
          </table:table-cell>
          <table:table-cell office:value-type="float" office:value="281615" table:style-name="ce11">
            <text:p>281,615</text:p>
          </table:table-cell>
          <table:table-cell office:value-type="float" office:value="134150" table:style-name="ce11">
            <text:p>134,150</text:p>
          </table:table-cell>
          <table:table-cell office:value-type="float" office:value="147465" table:style-name="ce10">
            <text:p>147,4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8021" table:style-name="ce52">
            <text:p>108,021</text:p>
          </table:table-cell>
          <table:table-cell office:value-type="float" office:value="277308" table:style-name="ce11">
            <text:p>277,308</text:p>
          </table:table-cell>
          <table:table-cell office:value-type="float" office:value="133469" table:style-name="ce11">
            <text:p>133,469</text:p>
          </table:table-cell>
          <table:table-cell office:value-type="float" office:value="143839" table:style-name="ce10">
            <text:p>143,83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8063" table:style-name="ce53">
            <text:p>98,063</text:p>
          </table:table-cell>
          <table:table-cell office:value-type="float" office:value="249415" table:style-name="ce18">
            <text:p>249,415</text:p>
          </table:table-cell>
          <table:table-cell office:value-type="float" office:value="119666" table:style-name="ce18">
            <text:p>119,666</text:p>
          </table:table-cell>
          <table:table-cell office:value-type="float" office:value="129749" table:style-name="ce17">
            <text:p>129,749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48349" table:style-name="ce71">
            <text:p>848,349</text:p>
          </table:table-cell>
          <table:table-cell office:value-type="float" office:value="2269948" table:style-name="ce79">
            <text:p>2,269,948</text:p>
          </table:table-cell>
          <table:table-cell office:value-type="float" office:value="1124674" table:style-name="ce79">
            <text:p>1,124,674</text:p>
          </table:table-cell>
          <table:table-cell office:value-type="float" office:value="1145274" table:style-name="ce83">
            <text:p>1,145,27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8297" table:style-name="ce52">
            <text:p>178,297</text:p>
          </table:table-cell>
          <table:table-cell office:value-type="float" office:value="457772" table:style-name="ce11">
            <text:p>457,772</text:p>
          </table:table-cell>
          <table:table-cell office:value-type="float" office:value="221218" table:style-name="ce11">
            <text:p>221,218</text:p>
          </table:table-cell>
          <table:table-cell office:value-type="float" office:value="236554" table:style-name="ce23">
            <text:p>236,55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61777" table:style-name="ce52">
            <text:p>161,777</text:p>
          </table:table-cell>
          <table:table-cell office:value-type="float" office:value="422698" table:style-name="ce11">
            <text:p>422,698</text:p>
          </table:table-cell>
          <table:table-cell office:value-type="float" office:value="207095" table:style-name="ce11">
            <text:p>207,095</text:p>
          </table:table-cell>
          <table:table-cell office:value-type="float" office:value="215603" table:style-name="ce23">
            <text:p>215,60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4184" table:style-name="ce52">
            <text:p>34,184</text:p>
          </table:table-cell>
          <table:table-cell office:value-type="float" office:value="95572" table:style-name="ce11">
            <text:p>95,572</text:p>
          </table:table-cell>
          <table:table-cell office:value-type="float" office:value="48553" table:style-name="ce11">
            <text:p>48,553</text:p>
          </table:table-cell>
          <table:table-cell office:value-type="float" office:value="47019" table:style-name="ce23">
            <text:p>47,01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2879" table:style-name="ce52">
            <text:p>62,879</text:p>
          </table:table-cell>
          <table:table-cell office:value-type="float" office:value="175449" table:style-name="ce11">
            <text:p>175,449</text:p>
          </table:table-cell>
          <table:table-cell office:value-type="float" office:value="88039" table:style-name="ce11">
            <text:p>88,039</text:p>
          </table:table-cell>
          <table:table-cell office:value-type="float" office:value="87410" table:style-name="ce23">
            <text:p>87,41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1345" table:style-name="ce52">
            <text:p>61,345</text:p>
          </table:table-cell>
          <table:table-cell office:value-type="float" office:value="166893" table:style-name="ce11">
            <text:p>166,893</text:p>
          </table:table-cell>
          <table:table-cell office:value-type="float" office:value="82575" table:style-name="ce11">
            <text:p>82,575</text:p>
          </table:table-cell>
          <table:table-cell office:value-type="float" office:value="84318" table:style-name="ce23">
            <text:p>84,31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5794" table:style-name="ce52">
            <text:p>35,794</text:p>
          </table:table-cell>
          <table:table-cell office:value-type="float" office:value="93843" table:style-name="ce11">
            <text:p>93,843</text:p>
          </table:table-cell>
          <table:table-cell office:value-type="float" office:value="47740" table:style-name="ce11">
            <text:p>47,740</text:p>
          </table:table-cell>
          <table:table-cell office:value-type="float" office:value="46103" table:style-name="ce23">
            <text:p>46,10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5865" table:style-name="ce52">
            <text:p>65,865</text:p>
          </table:table-cell>
          <table:table-cell office:value-type="float" office:value="164619" table:style-name="ce11">
            <text:p>164,619</text:p>
          </table:table-cell>
          <table:table-cell office:value-type="float" office:value="81636" table:style-name="ce11">
            <text:p>81,636</text:p>
          </table:table-cell>
          <table:table-cell office:value-type="float" office:value="82983" table:style-name="ce23">
            <text:p>82,98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6558" table:style-name="ce52">
            <text:p>76,558</text:p>
          </table:table-cell>
          <table:table-cell office:value-type="float" office:value="209191" table:style-name="ce11">
            <text:p>209,191</text:p>
          </table:table-cell>
          <table:table-cell office:value-type="float" office:value="104030" table:style-name="ce11">
            <text:p>104,030</text:p>
          </table:table-cell>
          <table:table-cell office:value-type="float" office:value="105161" table:style-name="ce23">
            <text:p>105,16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4197" table:style-name="ce52">
            <text:p>44,197</text:p>
          </table:table-cell>
          <table:table-cell office:value-type="float" office:value="124408" table:style-name="ce11">
            <text:p>124,408</text:p>
          </table:table-cell>
          <table:table-cell office:value-type="float" office:value="62000" table:style-name="ce11">
            <text:p>62,000</text:p>
          </table:table-cell>
          <table:table-cell office:value-type="float" office:value="62408" table:style-name="ce23">
            <text:p>62,40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81210" table:style-name="ce52">
            <text:p>81,210</text:p>
          </table:table-cell>
          <table:table-cell office:value-type="float" office:value="228667" table:style-name="ce11">
            <text:p>228,667</text:p>
          </table:table-cell>
          <table:table-cell office:value-type="float" office:value="113158" table:style-name="ce11">
            <text:p>113,158</text:p>
          </table:table-cell>
          <table:table-cell office:value-type="float" office:value="115509" table:style-name="ce23">
            <text:p>115,50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7316" table:style-name="ce52">
            <text:p>17,316</text:p>
          </table:table-cell>
          <table:table-cell office:value-type="float" office:value="49319" table:style-name="ce11">
            <text:p>49,319</text:p>
          </table:table-cell>
          <table:table-cell office:value-type="float" office:value="26211" table:style-name="ce11">
            <text:p>26,211</text:p>
          </table:table-cell>
          <table:table-cell office:value-type="float" office:value="23108" table:style-name="ce23">
            <text:p>23,10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5072" table:style-name="ce52">
            <text:p>25,072</text:p>
          </table:table-cell>
          <table:table-cell office:value-type="float" office:value="69128" table:style-name="ce11">
            <text:p>69,128</text:p>
          </table:table-cell>
          <table:table-cell office:value-type="float" office:value="35745" table:style-name="ce11">
            <text:p>35,745</text:p>
          </table:table-cell>
          <table:table-cell office:value-type="float" office:value="33383" table:style-name="ce23">
            <text:p>33,383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55" table:style-name="ce53">
            <text:p>3,855</text:p>
          </table:table-cell>
          <table:table-cell office:value-type="float" office:value="12389" table:style-name="ce18">
            <text:p>12,389</text:p>
          </table:table-cell>
          <table:table-cell office:value-type="float" office:value="6674" table:style-name="ce18">
            <text:p>6,674</text:p>
          </table:table-cell>
          <table:table-cell office:value-type="float" office:value="5715" table:style-name="ce19">
            <text:p>5,715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10年02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1005411" table:style-name="ce71">
            <text:p>1,005,411</text:p>
          </table:table-cell>
          <table:table-cell office:value-type="float" office:value="2821464" table:style-name="ce79">
            <text:p>2,821,464</text:p>
          </table:table-cell>
          <table:table-cell office:value-type="float" office:value="1385493" table:style-name="ce79">
            <text:p>1,385,493</text:p>
          </table:table-cell>
          <table:table-cell office:value-type="float" office:value="1435971" table:style-name="ce73">
            <text:p>1,435,971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85" table:style-name="ce52">
            <text:p>7,985</text:p>
          </table:table-cell>
          <table:table-cell office:value-type="float" office:value="18131" table:style-name="ce11">
            <text:p>18,131</text:p>
          </table:table-cell>
          <table:table-cell office:value-type="float" office:value="8971" table:style-name="ce11">
            <text:p>8,971</text:p>
          </table:table-cell>
          <table:table-cell office:value-type="float" office:value="9160" table:style-name="ce10">
            <text:p>9,16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892" table:style-name="ce52">
            <text:p>28,892</text:p>
          </table:table-cell>
          <table:table-cell office:value-type="float" office:value="75781" table:style-name="ce11">
            <text:p>75,781</text:p>
          </table:table-cell>
          <table:table-cell office:value-type="float" office:value="37481" table:style-name="ce11">
            <text:p>37,481</text:p>
          </table:table-cell>
          <table:table-cell office:value-type="float" office:value="38300" table:style-name="ce10">
            <text:p>38,300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50326" table:style-name="ce52">
            <text:p>50,326</text:p>
          </table:table-cell>
          <table:table-cell office:value-type="float" office:value="126795" table:style-name="ce11">
            <text:p>126,795</text:p>
          </table:table-cell>
          <table:table-cell office:value-type="float" office:value="60588" table:style-name="ce11">
            <text:p>60,588</text:p>
          </table:table-cell>
          <table:table-cell office:value-type="float" office:value="66207" table:style-name="ce10">
            <text:p>66,207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336" table:style-name="ce52">
            <text:p>46,336</text:p>
          </table:table-cell>
          <table:table-cell office:value-type="float" office:value="114496" table:style-name="ce11">
            <text:p>114,496</text:p>
          </table:table-cell>
          <table:table-cell office:value-type="float" office:value="54202" table:style-name="ce11">
            <text:p>54,202</text:p>
          </table:table-cell>
          <table:table-cell office:value-type="float" office:value="60294" table:style-name="ce10">
            <text:p>60,294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731" table:style-name="ce52">
            <text:p>60,731</text:p>
          </table:table-cell>
          <table:table-cell office:value-type="float" office:value="146454" table:style-name="ce11">
            <text:p>146,454</text:p>
          </table:table-cell>
          <table:table-cell office:value-type="float" office:value="69788" table:style-name="ce11">
            <text:p>69,788</text:p>
          </table:table-cell>
          <table:table-cell office:value-type="float" office:value="76666" table:style-name="ce10">
            <text:p>76,66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90161" table:style-name="ce52">
            <text:p>90,161</text:p>
          </table:table-cell>
          <table:table-cell office:value-type="float" office:value="231802" table:style-name="ce11">
            <text:p>231,802</text:p>
          </table:table-cell>
          <table:table-cell office:value-type="float" office:value="110900" table:style-name="ce11">
            <text:p>110,900</text:p>
          </table:table-cell>
          <table:table-cell office:value-type="float" office:value="120902" table:style-name="ce10">
            <text:p>120,902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7128" table:style-name="ce52">
            <text:p>67,128</text:p>
          </table:table-cell>
          <table:table-cell office:value-type="float" office:value="176418" table:style-name="ce11">
            <text:p>176,418</text:p>
          </table:table-cell>
          <table:table-cell office:value-type="float" office:value="84198" table:style-name="ce11">
            <text:p>84,198</text:p>
          </table:table-cell>
          <table:table-cell office:value-type="float" office:value="92220" table:style-name="ce10">
            <text:p>92,22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8245" table:style-name="ce52">
            <text:p>108,245</text:p>
          </table:table-cell>
          <table:table-cell office:value-type="float" office:value="288202" table:style-name="ce11">
            <text:p>288,202</text:p>
          </table:table-cell>
          <table:table-cell office:value-type="float" office:value="137481" table:style-name="ce11">
            <text:p>137,481</text:p>
          </table:table-cell>
          <table:table-cell office:value-type="float" office:value="150721" table:style-name="ce10">
            <text:p>150,721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5222" table:style-name="ce52">
            <text:p>55,222</text:p>
          </table:table-cell>
          <table:table-cell office:value-type="float" office:value="165984" table:style-name="ce11">
            <text:p>165,984</text:p>
          </table:table-cell>
          <table:table-cell office:value-type="float" office:value="81783" table:style-name="ce11">
            <text:p>81,783</text:p>
          </table:table-cell>
          <table:table-cell office:value-type="float" office:value="84201" table:style-name="ce10">
            <text:p>84,20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513" table:style-name="ce52">
            <text:p>17,513</text:p>
          </table:table-cell>
          <table:table-cell office:value-type="float" office:value="49096" table:style-name="ce11">
            <text:p>49,096</text:p>
          </table:table-cell>
          <table:table-cell office:value-type="float" office:value="25154" table:style-name="ce11">
            <text:p>25,154</text:p>
          </table:table-cell>
          <table:table-cell office:value-type="float" office:value="23942" table:style-name="ce10">
            <text:p>23,94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847" table:style-name="ce52">
            <text:p>23,847</text:p>
          </table:table-cell>
          <table:table-cell office:value-type="float" office:value="76070" table:style-name="ce11">
            <text:p>76,070</text:p>
          </table:table-cell>
          <table:table-cell office:value-type="float" office:value="38168" table:style-name="ce11">
            <text:p>38,168</text:p>
          </table:table-cell>
          <table:table-cell office:value-type="float" office:value="37902" table:style-name="ce10">
            <text:p>37,90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9454" table:style-name="ce52">
            <text:p>29,454</text:p>
          </table:table-cell>
          <table:table-cell office:value-type="float" office:value="88162" table:style-name="ce11">
            <text:p>88,162</text:p>
          </table:table-cell>
          <table:table-cell office:value-type="float" office:value="44996" table:style-name="ce11">
            <text:p>44,996</text:p>
          </table:table-cell>
          <table:table-cell office:value-type="float" office:value="43166" table:style-name="ce10">
            <text:p>43,16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1399" table:style-name="ce52">
            <text:p>31,399</text:p>
          </table:table-cell>
          <table:table-cell office:value-type="float" office:value="95326" table:style-name="ce11">
            <text:p>95,326</text:p>
          </table:table-cell>
          <table:table-cell office:value-type="float" office:value="47946" table:style-name="ce11">
            <text:p>47,946</text:p>
          </table:table-cell>
          <table:table-cell office:value-type="float" office:value="47380" table:style-name="ce10">
            <text:p>47,38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9074" table:style-name="ce52">
            <text:p>19,074</text:p>
          </table:table-cell>
          <table:table-cell office:value-type="float" office:value="59312" table:style-name="ce11">
            <text:p>59,312</text:p>
          </table:table-cell>
          <table:table-cell office:value-type="float" office:value="29686" table:style-name="ce11">
            <text:p>29,686</text:p>
          </table:table-cell>
          <table:table-cell office:value-type="float" office:value="29626" table:style-name="ce10">
            <text:p>29,62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804" table:style-name="ce52">
            <text:p>16,804</text:p>
          </table:table-cell>
          <table:table-cell office:value-type="float" office:value="54293" table:style-name="ce11">
            <text:p>54,293</text:p>
          </table:table-cell>
          <table:table-cell office:value-type="float" office:value="27488" table:style-name="ce11">
            <text:p>27,488</text:p>
          </table:table-cell>
          <table:table-cell office:value-type="float" office:value="26805" table:style-name="ce10">
            <text:p>26,80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222" table:style-name="ce52">
            <text:p>20,222</text:p>
          </table:table-cell>
          <table:table-cell office:value-type="float" office:value="65406" table:style-name="ce11">
            <text:p>65,406</text:p>
          </table:table-cell>
          <table:table-cell office:value-type="float" office:value="33320" table:style-name="ce11">
            <text:p>33,320</text:p>
          </table:table-cell>
          <table:table-cell office:value-type="float" office:value="32086" table:style-name="ce10">
            <text:p>32,08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505" table:style-name="ce52">
            <text:p>37,505</text:p>
          </table:table-cell>
          <table:table-cell office:value-type="float" office:value="109261" table:style-name="ce11">
            <text:p>109,261</text:p>
          </table:table-cell>
          <table:table-cell office:value-type="float" office:value="53884" table:style-name="ce11">
            <text:p>53,884</text:p>
          </table:table-cell>
          <table:table-cell office:value-type="float" office:value="55377" table:style-name="ce10">
            <text:p>55,37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615" table:style-name="ce52">
            <text:p>30,615</text:p>
          </table:table-cell>
          <table:table-cell office:value-type="float" office:value="95687" table:style-name="ce11">
            <text:p>95,687</text:p>
          </table:table-cell>
          <table:table-cell office:value-type="float" office:value="47611" table:style-name="ce11">
            <text:p>47,611</text:p>
          </table:table-cell>
          <table:table-cell office:value-type="float" office:value="48076" table:style-name="ce10">
            <text:p>48,07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762" table:style-name="ce52">
            <text:p>7,762</text:p>
          </table:table-cell>
          <table:table-cell office:value-type="float" office:value="24003" table:style-name="ce11">
            <text:p>24,003</text:p>
          </table:table-cell>
          <table:table-cell office:value-type="float" office:value="12391" table:style-name="ce11">
            <text:p>12,391</text:p>
          </table:table-cell>
          <table:table-cell office:value-type="float" office:value="11612" table:style-name="ce10">
            <text:p>11,61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61" table:style-name="ce52">
            <text:p>4,961</text:p>
          </table:table-cell>
          <table:table-cell office:value-type="float" office:value="14623" table:style-name="ce11">
            <text:p>14,623</text:p>
          </table:table-cell>
          <table:table-cell office:value-type="float" office:value="7526" table:style-name="ce11">
            <text:p>7,526</text:p>
          </table:table-cell>
          <table:table-cell office:value-type="float" office:value="7097" table:style-name="ce10">
            <text:p>7,09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975" table:style-name="ce52">
            <text:p>9,975</text:p>
          </table:table-cell>
          <table:table-cell office:value-type="float" office:value="31900" table:style-name="ce11">
            <text:p>31,900</text:p>
          </table:table-cell>
          <table:table-cell office:value-type="float" office:value="16254" table:style-name="ce11">
            <text:p>16,254</text:p>
          </table:table-cell>
          <table:table-cell office:value-type="float" office:value="15646" table:style-name="ce10">
            <text:p>15,64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638" table:style-name="ce52">
            <text:p>5,638</text:p>
          </table:table-cell>
          <table:table-cell office:value-type="float" office:value="18791" table:style-name="ce11">
            <text:p>18,791</text:p>
          </table:table-cell>
          <table:table-cell office:value-type="float" office:value="9928" table:style-name="ce11">
            <text:p>9,928</text:p>
          </table:table-cell>
          <table:table-cell office:value-type="float" office:value="8863" table:style-name="ce10">
            <text:p>8,86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6675" table:style-name="ce52">
            <text:p>26,675</text:p>
          </table:table-cell>
          <table:table-cell office:value-type="float" office:value="76641" table:style-name="ce11">
            <text:p>76,641</text:p>
          </table:table-cell>
          <table:table-cell office:value-type="float" office:value="38297" table:style-name="ce11">
            <text:p>38,297</text:p>
          </table:table-cell>
          <table:table-cell office:value-type="float" office:value="38344" table:style-name="ce10">
            <text:p>38,34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394" table:style-name="ce52">
            <text:p>18,394</text:p>
          </table:table-cell>
          <table:table-cell office:value-type="float" office:value="56727" table:style-name="ce11">
            <text:p>56,727</text:p>
          </table:table-cell>
          <table:table-cell office:value-type="float" office:value="28895" table:style-name="ce11">
            <text:p>28,895</text:p>
          </table:table-cell>
          <table:table-cell office:value-type="float" office:value="27832" table:style-name="ce10">
            <text:p>27,83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4299" table:style-name="ce52">
            <text:p>24,299</text:p>
          </table:table-cell>
          <table:table-cell office:value-type="float" office:value="78126" table:style-name="ce11">
            <text:p>78,126</text:p>
          </table:table-cell>
          <table:table-cell office:value-type="float" office:value="39260" table:style-name="ce11">
            <text:p>39,260</text:p>
          </table:table-cell>
          <table:table-cell office:value-type="float" office:value="38866" table:style-name="ce10">
            <text:p>38,86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876" table:style-name="ce52">
            <text:p>20,876</text:p>
          </table:table-cell>
          <table:table-cell office:value-type="float" office:value="65046" table:style-name="ce11">
            <text:p>65,046</text:p>
          </table:table-cell>
          <table:table-cell office:value-type="float" office:value="32914" table:style-name="ce11">
            <text:p>32,914</text:p>
          </table:table-cell>
          <table:table-cell office:value-type="float" office:value="32132" table:style-name="ce10">
            <text:p>32,13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7970" table:style-name="ce52">
            <text:p>67,970</text:p>
          </table:table-cell>
          <table:table-cell office:value-type="float" office:value="195068" table:style-name="ce11">
            <text:p>195,068</text:p>
          </table:table-cell>
          <table:table-cell office:value-type="float" office:value="96309" table:style-name="ce11">
            <text:p>96,309</text:p>
          </table:table-cell>
          <table:table-cell office:value-type="float" office:value="98759" table:style-name="ce10">
            <text:p>98,75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2749" table:style-name="ce52">
            <text:p>72,749</text:p>
          </table:table-cell>
          <table:table-cell office:value-type="float" office:value="213032" table:style-name="ce11">
            <text:p>213,032</text:p>
          </table:table-cell>
          <table:table-cell office:value-type="float" office:value="104268" table:style-name="ce11">
            <text:p>104,268</text:p>
          </table:table-cell>
          <table:table-cell office:value-type="float" office:value="108764" table:style-name="ce10">
            <text:p>108,76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653" table:style-name="ce53">
            <text:p>4,653</text:p>
          </table:table-cell>
          <table:table-cell office:value-type="float" office:value="10831" table:style-name="ce18">
            <text:p>10,831</text:p>
          </table:table-cell>
          <table:table-cell office:value-type="float" office:value="5806" table:style-name="ce18">
            <text:p>5,806</text:p>
          </table:table-cell>
          <table:table-cell office:value-type="float" office:value="5025" table:style-name="ce17">
            <text:p>5,025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704107" table:style-name="ce71">
            <text:p>704,107</text:p>
          </table:table-cell>
          <table:table-cell office:value-type="float" office:value="1873043" table:style-name="ce79">
            <text:p>1,873,043</text:p>
          </table:table-cell>
          <table:table-cell office:value-type="float" office:value="932847" table:style-name="ce79">
            <text:p>932,847</text:p>
          </table:table-cell>
          <table:table-cell office:value-type="float" office:value="940196" table:style-name="ce73">
            <text:p>940,1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469" table:style-name="ce52">
            <text:p>29,469</text:p>
          </table:table-cell>
          <table:table-cell office:value-type="float" office:value="76307" table:style-name="ce11">
            <text:p>76,307</text:p>
          </table:table-cell>
          <table:table-cell office:value-type="float" office:value="37699" table:style-name="ce11">
            <text:p>37,699</text:p>
          </table:table-cell>
          <table:table-cell office:value-type="float" office:value="38608" table:style-name="ce10">
            <text:p>38,6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146" table:style-name="ce52">
            <text:p>10,146</text:p>
          </table:table-cell>
          <table:table-cell office:value-type="float" office:value="25003" table:style-name="ce11">
            <text:p>25,003</text:p>
          </table:table-cell>
          <table:table-cell office:value-type="float" office:value="13023" table:style-name="ce11">
            <text:p>13,023</text:p>
          </table:table-cell>
          <table:table-cell office:value-type="float" office:value="11980" table:style-name="ce10">
            <text:p>11,9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33" table:style-name="ce52">
            <text:p>10,733</text:p>
          </table:table-cell>
          <table:table-cell office:value-type="float" office:value="27185" table:style-name="ce11">
            <text:p>27,185</text:p>
          </table:table-cell>
          <table:table-cell office:value-type="float" office:value="14205" table:style-name="ce11">
            <text:p>14,205</text:p>
          </table:table-cell>
          <table:table-cell office:value-type="float" office:value="12980" table:style-name="ce10">
            <text:p>12,9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98" table:style-name="ce52">
            <text:p>7,998</text:p>
          </table:table-cell>
          <table:table-cell office:value-type="float" office:value="20788" table:style-name="ce11">
            <text:p>20,788</text:p>
          </table:table-cell>
          <table:table-cell office:value-type="float" office:value="10806" table:style-name="ce11">
            <text:p>10,806</text:p>
          </table:table-cell>
          <table:table-cell office:value-type="float" office:value="9982" table:style-name="ce10">
            <text:p>9,9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81" table:style-name="ce52">
            <text:p>8,781</text:p>
          </table:table-cell>
          <table:table-cell office:value-type="float" office:value="22680" table:style-name="ce11">
            <text:p>22,680</text:p>
          </table:table-cell>
          <table:table-cell office:value-type="float" office:value="11763" table:style-name="ce11">
            <text:p>11,763</text:p>
          </table:table-cell>
          <table:table-cell office:value-type="float" office:value="10917" table:style-name="ce10">
            <text:p>10,9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250" table:style-name="ce52">
            <text:p>8,250</text:p>
          </table:table-cell>
          <table:table-cell office:value-type="float" office:value="20062" table:style-name="ce11">
            <text:p>20,062</text:p>
          </table:table-cell>
          <table:table-cell office:value-type="float" office:value="10680" table:style-name="ce11">
            <text:p>10,680</text:p>
          </table:table-cell>
          <table:table-cell office:value-type="float" office:value="9382" table:style-name="ce10">
            <text:p>9,3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6074" table:style-name="ce52">
            <text:p>16,074</text:p>
          </table:table-cell>
          <table:table-cell office:value-type="float" office:value="43656" table:style-name="ce11">
            <text:p>43,656</text:p>
          </table:table-cell>
          <table:table-cell office:value-type="float" office:value="22145" table:style-name="ce11">
            <text:p>22,145</text:p>
          </table:table-cell>
          <table:table-cell office:value-type="float" office:value="21511" table:style-name="ce10">
            <text:p>21,5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413" table:style-name="ce52">
            <text:p>9,413</text:p>
          </table:table-cell>
          <table:table-cell office:value-type="float" office:value="23408" table:style-name="ce11">
            <text:p>23,408</text:p>
          </table:table-cell>
          <table:table-cell office:value-type="float" office:value="12103" table:style-name="ce11">
            <text:p>12,103</text:p>
          </table:table-cell>
          <table:table-cell office:value-type="float" office:value="11305" table:style-name="ce10">
            <text:p>11,3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925" table:style-name="ce52">
            <text:p>7,925</text:p>
          </table:table-cell>
          <table:table-cell office:value-type="float" office:value="21643" table:style-name="ce11">
            <text:p>21,643</text:p>
          </table:table-cell>
          <table:table-cell office:value-type="float" office:value="11193" table:style-name="ce11">
            <text:p>11,193</text:p>
          </table:table-cell>
          <table:table-cell office:value-type="float" office:value="10450" table:style-name="ce10">
            <text:p>10,4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122" table:style-name="ce52">
            <text:p>8,122</text:p>
          </table:table-cell>
          <table:table-cell office:value-type="float" office:value="21198" table:style-name="ce11">
            <text:p>21,198</text:p>
          </table:table-cell>
          <table:table-cell office:value-type="float" office:value="10772" table:style-name="ce11">
            <text:p>10,772</text:p>
          </table:table-cell>
          <table:table-cell office:value-type="float" office:value="10426" table:style-name="ce10">
            <text:p>10,4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31" table:style-name="ce52">
            <text:p>3,731</text:p>
          </table:table-cell>
          <table:table-cell office:value-type="float" office:value="9184" table:style-name="ce11">
            <text:p>9,184</text:p>
          </table:table-cell>
          <table:table-cell office:value-type="float" office:value="4950" table:style-name="ce11">
            <text:p>4,950</text:p>
          </table:table-cell>
          <table:table-cell office:value-type="float" office:value="4234" table:style-name="ce10">
            <text:p>4,2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179" table:style-name="ce52">
            <text:p>21,179</text:p>
          </table:table-cell>
          <table:table-cell office:value-type="float" office:value="58749" table:style-name="ce11">
            <text:p>58,749</text:p>
          </table:table-cell>
          <table:table-cell office:value-type="float" office:value="29011" table:style-name="ce11">
            <text:p>29,011</text:p>
          </table:table-cell>
          <table:table-cell office:value-type="float" office:value="29738" table:style-name="ce10">
            <text:p>29,7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770" table:style-name="ce52">
            <text:p>9,770</text:p>
          </table:table-cell>
          <table:table-cell office:value-type="float" office:value="25231" table:style-name="ce11">
            <text:p>25,231</text:p>
          </table:table-cell>
          <table:table-cell office:value-type="float" office:value="12932" table:style-name="ce11">
            <text:p>12,932</text:p>
          </table:table-cell>
          <table:table-cell office:value-type="float" office:value="12299" table:style-name="ce10">
            <text:p>12,2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447" table:style-name="ce52">
            <text:p>8,447</text:p>
          </table:table-cell>
          <table:table-cell office:value-type="float" office:value="24498" table:style-name="ce11">
            <text:p>24,498</text:p>
          </table:table-cell>
          <table:table-cell office:value-type="float" office:value="12371" table:style-name="ce11">
            <text:p>12,371</text:p>
          </table:table-cell>
          <table:table-cell office:value-type="float" office:value="12127" table:style-name="ce10">
            <text:p>12,1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59" table:style-name="ce52">
            <text:p>7,959</text:p>
          </table:table-cell>
          <table:table-cell office:value-type="float" office:value="22163" table:style-name="ce11">
            <text:p>22,163</text:p>
          </table:table-cell>
          <table:table-cell office:value-type="float" office:value="11493" table:style-name="ce11">
            <text:p>11,493</text:p>
          </table:table-cell>
          <table:table-cell office:value-type="float" office:value="10670" table:style-name="ce10">
            <text:p>10,6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15" table:style-name="ce52">
            <text:p>7,215</text:p>
          </table:table-cell>
          <table:table-cell office:value-type="float" office:value="19038" table:style-name="ce11">
            <text:p>19,038</text:p>
          </table:table-cell>
          <table:table-cell office:value-type="float" office:value="9683" table:style-name="ce11">
            <text:p>9,683</text:p>
          </table:table-cell>
          <table:table-cell office:value-type="float" office:value="9355" table:style-name="ce10">
            <text:p>9,3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138" table:style-name="ce52">
            <text:p>4,138</text:p>
          </table:table-cell>
          <table:table-cell office:value-type="float" office:value="10563" table:style-name="ce11">
            <text:p>10,563</text:p>
          </table:table-cell>
          <table:table-cell office:value-type="float" office:value="5307" table:style-name="ce11">
            <text:p>5,307</text:p>
          </table:table-cell>
          <table:table-cell office:value-type="float" office:value="5256" table:style-name="ce10">
            <text:p>5,2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876" table:style-name="ce52">
            <text:p>14,876</text:p>
          </table:table-cell>
          <table:table-cell office:value-type="float" office:value="43262" table:style-name="ce11">
            <text:p>43,262</text:p>
          </table:table-cell>
          <table:table-cell office:value-type="float" office:value="21956" table:style-name="ce11">
            <text:p>21,956</text:p>
          </table:table-cell>
          <table:table-cell office:value-type="float" office:value="21306" table:style-name="ce10">
            <text:p>21,3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9321" table:style-name="ce52">
            <text:p>19,321</text:p>
          </table:table-cell>
          <table:table-cell office:value-type="float" office:value="50892" table:style-name="ce11">
            <text:p>50,892</text:p>
          </table:table-cell>
          <table:table-cell office:value-type="float" office:value="25645" table:style-name="ce11">
            <text:p>25,645</text:p>
          </table:table-cell>
          <table:table-cell office:value-type="float" office:value="25247" table:style-name="ce10">
            <text:p>25,2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3292" table:style-name="ce52">
            <text:p>13,292</text:p>
          </table:table-cell>
          <table:table-cell office:value-type="float" office:value="37660" table:style-name="ce11">
            <text:p>37,660</text:p>
          </table:table-cell>
          <table:table-cell office:value-type="float" office:value="18881" table:style-name="ce11">
            <text:p>18,881</text:p>
          </table:table-cell>
          <table:table-cell office:value-type="float" office:value="18779" table:style-name="ce10">
            <text:p>18,7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512" table:style-name="ce52">
            <text:p>10,512</text:p>
          </table:table-cell>
          <table:table-cell office:value-type="float" office:value="30328" table:style-name="ce11">
            <text:p>30,328</text:p>
          </table:table-cell>
          <table:table-cell office:value-type="float" office:value="15608" table:style-name="ce11">
            <text:p>15,608</text:p>
          </table:table-cell>
          <table:table-cell office:value-type="float" office:value="14720" table:style-name="ce10">
            <text:p>14,7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29" table:style-name="ce52">
            <text:p>2,729</text:p>
          </table:table-cell>
          <table:table-cell office:value-type="float" office:value="7098" table:style-name="ce11">
            <text:p>7,098</text:p>
          </table:table-cell>
          <table:table-cell office:value-type="float" office:value="3736" table:style-name="ce11">
            <text:p>3,736</text:p>
          </table:table-cell>
          <table:table-cell office:value-type="float" office:value="3362" table:style-name="ce10">
            <text:p>3,36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55" table:style-name="ce52">
            <text:p>5,155</text:p>
          </table:table-cell>
          <table:table-cell office:value-type="float" office:value="13565" table:style-name="ce11">
            <text:p>13,565</text:p>
          </table:table-cell>
          <table:table-cell office:value-type="float" office:value="7013" table:style-name="ce11">
            <text:p>7,013</text:p>
          </table:table-cell>
          <table:table-cell office:value-type="float" office:value="6552" table:style-name="ce10">
            <text:p>6,55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490" table:style-name="ce52">
            <text:p>3,490</text:p>
          </table:table-cell>
          <table:table-cell office:value-type="float" office:value="9174" table:style-name="ce11">
            <text:p>9,174</text:p>
          </table:table-cell>
          <table:table-cell office:value-type="float" office:value="4825" table:style-name="ce11">
            <text:p>4,825</text:p>
          </table:table-cell>
          <table:table-cell office:value-type="float" office:value="4349" table:style-name="ce10">
            <text:p>4,34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20" table:style-name="ce52">
            <text:p>2,820</text:p>
          </table:table-cell>
          <table:table-cell office:value-type="float" office:value="8369" table:style-name="ce11">
            <text:p>8,369</text:p>
          </table:table-cell>
          <table:table-cell office:value-type="float" office:value="4517" table:style-name="ce11">
            <text:p>4,517</text:p>
          </table:table-cell>
          <table:table-cell office:value-type="float" office:value="3852" table:style-name="ce10">
            <text:p>3,85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06" table:style-name="ce52">
            <text:p>1,906</text:p>
          </table:table-cell>
          <table:table-cell office:value-type="float" office:value="4543" table:style-name="ce11">
            <text:p>4,543</text:p>
          </table:table-cell>
          <table:table-cell office:value-type="float" office:value="2566" table:style-name="ce11">
            <text:p>2,566</text:p>
          </table:table-cell>
          <table:table-cell office:value-type="float" office:value="1977" table:style-name="ce10">
            <text:p>1,9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633" table:style-name="ce52">
            <text:p>28,633</text:p>
          </table:table-cell>
          <table:table-cell office:value-type="float" office:value="76241" table:style-name="ce11">
            <text:p>76,241</text:p>
          </table:table-cell>
          <table:table-cell office:value-type="float" office:value="38490" table:style-name="ce11">
            <text:p>38,490</text:p>
          </table:table-cell>
          <table:table-cell office:value-type="float" office:value="37751" table:style-name="ce10">
            <text:p>37,7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382" table:style-name="ce52">
            <text:p>23,382</text:p>
          </table:table-cell>
          <table:table-cell office:value-type="float" office:value="68132" table:style-name="ce11">
            <text:p>68,132</text:p>
          </table:table-cell>
          <table:table-cell office:value-type="float" office:value="34426" table:style-name="ce11">
            <text:p>34,426</text:p>
          </table:table-cell>
          <table:table-cell office:value-type="float" office:value="33706" table:style-name="ce10">
            <text:p>33,7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525" table:style-name="ce52">
            <text:p>11,525</text:p>
          </table:table-cell>
          <table:table-cell office:value-type="float" office:value="33960" table:style-name="ce11">
            <text:p>33,960</text:p>
          </table:table-cell>
          <table:table-cell office:value-type="float" office:value="17421" table:style-name="ce11">
            <text:p>17,421</text:p>
          </table:table-cell>
          <table:table-cell office:value-type="float" office:value="16539" table:style-name="ce10">
            <text:p>16,53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02" table:style-name="ce52">
            <text:p>1,502</text:p>
          </table:table-cell>
          <table:table-cell office:value-type="float" office:value="3758" table:style-name="ce11">
            <text:p>3,758</text:p>
          </table:table-cell>
          <table:table-cell office:value-type="float" office:value="2035" table:style-name="ce11">
            <text:p>2,035</text:p>
          </table:table-cell>
          <table:table-cell office:value-type="float" office:value="1723" table:style-name="ce10">
            <text:p>1,72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7892" table:style-name="ce52">
            <text:p>87,892</text:p>
          </table:table-cell>
          <table:table-cell office:value-type="float" office:value="235420" table:style-name="ce11">
            <text:p>235,420</text:p>
          </table:table-cell>
          <table:table-cell office:value-type="float" office:value="115573" table:style-name="ce11">
            <text:p>115,573</text:p>
          </table:table-cell>
          <table:table-cell office:value-type="float" office:value="119847" table:style-name="ce10">
            <text:p>119,8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3145" table:style-name="ce52">
            <text:p>73,145</text:p>
          </table:table-cell>
          <table:table-cell office:value-type="float" office:value="184639" table:style-name="ce11">
            <text:p>184,639</text:p>
          </table:table-cell>
          <table:table-cell office:value-type="float" office:value="88191" table:style-name="ce11">
            <text:p>88,191</text:p>
          </table:table-cell>
          <table:table-cell office:value-type="float" office:value="96448" table:style-name="ce10">
            <text:p>96,4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7165" table:style-name="ce52">
            <text:p>47,165</text:p>
          </table:table-cell>
          <table:table-cell office:value-type="float" office:value="123436" table:style-name="ce11">
            <text:p>123,436</text:p>
          </table:table-cell>
          <table:table-cell office:value-type="float" office:value="60851" table:style-name="ce11">
            <text:p>60,851</text:p>
          </table:table-cell>
          <table:table-cell office:value-type="float" office:value="62585" table:style-name="ce10">
            <text:p>62,5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726" table:style-name="ce52">
            <text:p>51,726</text:p>
          </table:table-cell>
          <table:table-cell office:value-type="float" office:value="129829" table:style-name="ce11">
            <text:p>129,829</text:p>
          </table:table-cell>
          <table:table-cell office:value-type="float" office:value="62885" table:style-name="ce11">
            <text:p>62,885</text:p>
          </table:table-cell>
          <table:table-cell office:value-type="float" office:value="66944" table:style-name="ce10">
            <text:p>66,9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6291" table:style-name="ce52">
            <text:p>66,291</text:p>
          </table:table-cell>
          <table:table-cell office:value-type="float" office:value="195703" table:style-name="ce11">
            <text:p>195,703</text:p>
          </table:table-cell>
          <table:table-cell office:value-type="float" office:value="98432" table:style-name="ce11">
            <text:p>98,432</text:p>
          </table:table-cell>
          <table:table-cell office:value-type="float" office:value="97271" table:style-name="ce10">
            <text:p>97,2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6952" table:style-name="ce52">
            <text:p>26,952</text:p>
          </table:table-cell>
          <table:table-cell office:value-type="float" office:value="67167" table:style-name="ce11">
            <text:p>67,167</text:p>
          </table:table-cell>
          <table:table-cell office:value-type="float" office:value="31777" table:style-name="ce11">
            <text:p>31,777</text:p>
          </table:table-cell>
          <table:table-cell office:value-type="float" office:value="35390" table:style-name="ce10">
            <text:p>35,390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443" table:style-name="ce53">
            <text:p>32,443</text:p>
          </table:table-cell>
          <table:table-cell office:value-type="float" office:value="78511" table:style-name="ce18">
            <text:p>78,511</text:p>
          </table:table-cell>
          <table:table-cell office:value-type="float" office:value="37883" table:style-name="ce18">
            <text:p>37,883</text:p>
          </table:table-cell>
          <table:table-cell office:value-type="float" office:value="40628" table:style-name="ce17">
            <text:p>40,628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20252" table:style-name="ce75">
            <text:p>1,120,252</text:p>
          </table:table-cell>
          <table:table-cell office:value-type="float" office:value="2763057" table:style-name="ce79">
            <text:p>2,763,057</text:p>
          </table:table-cell>
          <table:table-cell office:value-type="float" office:value="1362652" table:style-name="ce80">
            <text:p>1,362,652</text:p>
          </table:table-cell>
          <table:table-cell office:value-type="float" office:value="1400405" table:style-name="ce72">
            <text:p>1,400,4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80" table:style-name="ce9">
            <text:p>10,880</text:p>
          </table:table-cell>
          <table:table-cell office:value-type="float" office:value="23491" table:style-name="ce11">
            <text:p>23,491</text:p>
          </table:table-cell>
          <table:table-cell office:value-type="float" office:value="11607" table:style-name="ce9">
            <text:p>11,607</text:p>
          </table:table-cell>
          <table:table-cell office:value-type="float" office:value="11884" table:style-name="ce9">
            <text:p>11,8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60068" table:style-name="ce9">
            <text:p>60,068</text:p>
          </table:table-cell>
          <table:table-cell office:value-type="float" office:value="141477" table:style-name="ce11">
            <text:p>141,477</text:p>
          </table:table-cell>
          <table:table-cell office:value-type="float" office:value="67939" table:style-name="ce9">
            <text:p>67,939</text:p>
          </table:table-cell>
          <table:table-cell office:value-type="float" office:value="73538" table:style-name="ce9">
            <text:p>73,5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1004" table:style-name="ce9">
            <text:p>81,004</text:p>
          </table:table-cell>
          <table:table-cell office:value-type="float" office:value="197155" table:style-name="ce11">
            <text:p>197,155</text:p>
          </table:table-cell>
          <table:table-cell office:value-type="float" office:value="94234" table:style-name="ce9">
            <text:p>94,234</text:p>
          </table:table-cell>
          <table:table-cell office:value-type="float" office:value="102921" table:style-name="ce9">
            <text:p>102,9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4645" table:style-name="ce9">
            <text:p>74,645</text:p>
          </table:table-cell>
          <table:table-cell office:value-type="float" office:value="189611" table:style-name="ce11">
            <text:p>189,611</text:p>
          </table:table-cell>
          <table:table-cell office:value-type="float" office:value="92607" table:style-name="ce9">
            <text:p>92,607</text:p>
          </table:table-cell>
          <table:table-cell office:value-type="float" office:value="97004" table:style-name="ce9">
            <text:p>97,0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8722" table:style-name="ce9">
            <text:p>138,722</text:p>
          </table:table-cell>
          <table:table-cell office:value-type="float" office:value="336374" table:style-name="ce11">
            <text:p>336,374</text:p>
          </table:table-cell>
          <table:table-cell office:value-type="float" office:value="162183" table:style-name="ce9">
            <text:p>162,183</text:p>
          </table:table-cell>
          <table:table-cell office:value-type="float" office:value="174191" table:style-name="ce9">
            <text:p>174,1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60" table:style-name="ce9">
            <text:p>23,160</text:p>
          </table:table-cell>
          <table:table-cell office:value-type="float" office:value="50383" table:style-name="ce11">
            <text:p>50,383</text:p>
          </table:table-cell>
          <table:table-cell office:value-type="float" office:value="24172" table:style-name="ce9">
            <text:p>24,172</text:p>
          </table:table-cell>
          <table:table-cell office:value-type="float" office:value="26211" table:style-name="ce9">
            <text:p>26,2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969" table:style-name="ce9">
            <text:p>12,969</text:p>
          </table:table-cell>
          <table:table-cell office:value-type="float" office:value="26650" table:style-name="ce11">
            <text:p>26,650</text:p>
          </table:table-cell>
          <table:table-cell office:value-type="float" office:value="12598" table:style-name="ce9">
            <text:p>12,598</text:p>
          </table:table-cell>
          <table:table-cell office:value-type="float" office:value="14052" table:style-name="ce9">
            <text:p>14,0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3078" table:style-name="ce9">
            <text:p>73,078</text:p>
          </table:table-cell>
          <table:table-cell office:value-type="float" office:value="166938" table:style-name="ce11">
            <text:p>166,938</text:p>
          </table:table-cell>
          <table:table-cell office:value-type="float" office:value="79865" table:style-name="ce9">
            <text:p>79,865</text:p>
          </table:table-cell>
          <table:table-cell office:value-type="float" office:value="87073" table:style-name="ce9">
            <text:p>87,0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397" table:style-name="ce9">
            <text:p>79,397</text:p>
          </table:table-cell>
          <table:table-cell office:value-type="float" office:value="185442" table:style-name="ce11">
            <text:p>185,442</text:p>
          </table:table-cell>
          <table:table-cell office:value-type="float" office:value="90786" table:style-name="ce9">
            <text:p>90,786</text:p>
          </table:table-cell>
          <table:table-cell office:value-type="float" office:value="94656" table:style-name="ce9">
            <text:p>94,6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026" table:style-name="ce9">
            <text:p>11,026</text:p>
          </table:table-cell>
          <table:table-cell office:value-type="float" office:value="27714" table:style-name="ce11">
            <text:p>27,714</text:p>
          </table:table-cell>
          <table:table-cell office:value-type="float" office:value="14258" table:style-name="ce9">
            <text:p>14,258</text:p>
          </table:table-cell>
          <table:table-cell office:value-type="float" office:value="13456" table:style-name="ce9">
            <text:p>13,456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449" table:style-name="ce9">
            <text:p>69,449</text:p>
          </table:table-cell>
          <table:table-cell office:value-type="float" office:value="157030" table:style-name="ce11">
            <text:p>157,030</text:p>
          </table:table-cell>
          <table:table-cell office:value-type="float" office:value="77685" table:style-name="ce9">
            <text:p>77,685</text:p>
          </table:table-cell>
          <table:table-cell office:value-type="float" office:value="79345" table:style-name="ce9">
            <text:p>79,3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4680" table:style-name="ce9">
            <text:p>144,680</text:p>
          </table:table-cell>
          <table:table-cell office:value-type="float" office:value="359296" table:style-name="ce11">
            <text:p>359,296</text:p>
          </table:table-cell>
          <table:table-cell office:value-type="float" office:value="175295" table:style-name="ce9">
            <text:p>175,295</text:p>
          </table:table-cell>
          <table:table-cell office:value-type="float" office:value="184001" table:style-name="ce9">
            <text:p>184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759" table:style-name="ce9">
            <text:p>26,759</text:p>
          </table:table-cell>
          <table:table-cell office:value-type="float" office:value="69430" table:style-name="ce11">
            <text:p>69,430</text:p>
          </table:table-cell>
          <table:table-cell office:value-type="float" office:value="34908" table:style-name="ce9">
            <text:p>34,908</text:p>
          </table:table-cell>
          <table:table-cell office:value-type="float" office:value="34522" table:style-name="ce9">
            <text:p>34,5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3426" table:style-name="ce9">
            <text:p>43,426</text:p>
          </table:table-cell>
          <table:table-cell office:value-type="float" office:value="112309" table:style-name="ce11">
            <text:p>112,309</text:p>
          </table:table-cell>
          <table:table-cell office:value-type="float" office:value="57302" table:style-name="ce9">
            <text:p>57,302</text:p>
          </table:table-cell>
          <table:table-cell office:value-type="float" office:value="55007" table:style-name="ce9">
            <text:p>55,0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875" table:style-name="ce9">
            <text:p>13,875</text:p>
          </table:table-cell>
          <table:table-cell office:value-type="float" office:value="41686" table:style-name="ce11">
            <text:p>41,686</text:p>
          </table:table-cell>
          <table:table-cell office:value-type="float" office:value="21315" table:style-name="ce9">
            <text:p>21,315</text:p>
          </table:table-cell>
          <table:table-cell office:value-type="float" office:value="20371" table:style-name="ce9">
            <text:p>20,3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272" table:style-name="ce9">
            <text:p>13,272</text:p>
          </table:table-cell>
          <table:table-cell office:value-type="float" office:value="34285" table:style-name="ce11">
            <text:p>34,285</text:p>
          </table:table-cell>
          <table:table-cell office:value-type="float" office:value="17401" table:style-name="ce9">
            <text:p>17,401</text:p>
          </table:table-cell>
          <table:table-cell office:value-type="float" office:value="16884" table:style-name="ce9">
            <text:p>16,8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6897" table:style-name="ce9">
            <text:p>36,897</text:p>
          </table:table-cell>
          <table:table-cell office:value-type="float" office:value="92013" table:style-name="ce11">
            <text:p>92,013</text:p>
          </table:table-cell>
          <table:table-cell office:value-type="float" office:value="46422" table:style-name="ce9">
            <text:p>46,422</text:p>
          </table:table-cell>
          <table:table-cell office:value-type="float" office:value="45591" table:style-name="ce9">
            <text:p>45,5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178" table:style-name="ce9">
            <text:p>19,178</text:p>
          </table:table-cell>
          <table:table-cell office:value-type="float" office:value="44871" table:style-name="ce11">
            <text:p>44,871</text:p>
          </table:table-cell>
          <table:table-cell office:value-type="float" office:value="22597" table:style-name="ce9">
            <text:p>22,597</text:p>
          </table:table-cell>
          <table:table-cell office:value-type="float" office:value="22274" table:style-name="ce9">
            <text:p>22,2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590" table:style-name="ce9">
            <text:p>35,590</text:p>
          </table:table-cell>
          <table:table-cell office:value-type="float" office:value="96807" table:style-name="ce11">
            <text:p>96,807</text:p>
          </table:table-cell>
          <table:table-cell office:value-type="float" office:value="47895" table:style-name="ce9">
            <text:p>47,895</text:p>
          </table:table-cell>
          <table:table-cell office:value-type="float" office:value="48912" table:style-name="ce9">
            <text:p>48,9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5042" table:style-name="ce9">
            <text:p>15,042</text:p>
          </table:table-cell>
          <table:table-cell office:value-type="float" office:value="38997" table:style-name="ce11">
            <text:p>38,997</text:p>
          </table:table-cell>
          <table:table-cell office:value-type="float" office:value="19631" table:style-name="ce9">
            <text:p>19,631</text:p>
          </table:table-cell>
          <table:table-cell office:value-type="float" office:value="19366" table:style-name="ce9">
            <text:p>19,3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758" table:style-name="ce9">
            <text:p>10,758</text:p>
          </table:table-cell>
          <table:table-cell office:value-type="float" office:value="29420" table:style-name="ce11">
            <text:p>29,420</text:p>
          </table:table-cell>
          <table:table-cell office:value-type="float" office:value="15499" table:style-name="ce9">
            <text:p>15,499</text:p>
          </table:table-cell>
          <table:table-cell office:value-type="float" office:value="13921" table:style-name="ce9">
            <text:p>13,9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135" table:style-name="ce9">
            <text:p>3,135</text:p>
          </table:table-cell>
          <table:table-cell office:value-type="float" office:value="6899" table:style-name="ce11">
            <text:p>6,899</text:p>
          </table:table-cell>
          <table:table-cell office:value-type="float" office:value="3815" table:style-name="ce9">
            <text:p>3,815</text:p>
          </table:table-cell>
          <table:table-cell office:value-type="float" office:value="3084" table:style-name="ce9">
            <text:p>3,0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53" table:style-name="ce9">
            <text:p>9,453</text:p>
          </table:table-cell>
          <table:table-cell office:value-type="float" office:value="28290" table:style-name="ce11">
            <text:p>28,290</text:p>
          </table:table-cell>
          <table:table-cell office:value-type="float" office:value="14267" table:style-name="ce9">
            <text:p>14,267</text:p>
          </table:table-cell>
          <table:table-cell office:value-type="float" office:value="14023" table:style-name="ce9">
            <text:p>14,0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356" table:style-name="ce9">
            <text:p>17,356</text:p>
          </table:table-cell>
          <table:table-cell office:value-type="float" office:value="51661" table:style-name="ce11">
            <text:p>51,661</text:p>
          </table:table-cell>
          <table:table-cell office:value-type="float" office:value="26209" table:style-name="ce9">
            <text:p>26,209</text:p>
          </table:table-cell>
          <table:table-cell office:value-type="float" office:value="25452" table:style-name="ce9">
            <text:p>25,4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154" table:style-name="ce9">
            <text:p>11,154</text:p>
          </table:table-cell>
          <table:table-cell office:value-type="float" office:value="29834" table:style-name="ce11">
            <text:p>29,834</text:p>
          </table:table-cell>
          <table:table-cell office:value-type="float" office:value="15179" table:style-name="ce9">
            <text:p>15,179</text:p>
          </table:table-cell>
          <table:table-cell office:value-type="float" office:value="14655" table:style-name="ce9">
            <text:p>14,6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670" table:style-name="ce9">
            <text:p>10,670</text:p>
          </table:table-cell>
          <table:table-cell office:value-type="float" office:value="29933" table:style-name="ce11">
            <text:p>29,933</text:p>
          </table:table-cell>
          <table:table-cell office:value-type="float" office:value="15334" table:style-name="ce9">
            <text:p>15,334</text:p>
          </table:table-cell>
          <table:table-cell office:value-type="float" office:value="14599" table:style-name="ce9">
            <text:p>14,5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51" table:style-name="ce9">
            <text:p>5,751</text:p>
          </table:table-cell>
          <table:table-cell office:value-type="float" office:value="13653" table:style-name="ce11">
            <text:p>13,653</text:p>
          </table:table-cell>
          <table:table-cell office:value-type="float" office:value="6850" table:style-name="ce9">
            <text:p>6,850</text:p>
          </table:table-cell>
          <table:table-cell office:value-type="float" office:value="6803" table:style-name="ce9">
            <text:p>6,8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819" table:style-name="ce9">
            <text:p>6,819</text:p>
          </table:table-cell>
          <table:table-cell office:value-type="float" office:value="18839" table:style-name="ce11">
            <text:p>18,839</text:p>
          </table:table-cell>
          <table:table-cell office:value-type="float" office:value="9637" table:style-name="ce9">
            <text:p>9,637</text:p>
          </table:table-cell>
          <table:table-cell office:value-type="float" office:value="9202" table:style-name="ce9">
            <text:p>9,2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924" table:style-name="ce9">
            <text:p>12,924</text:p>
          </table:table-cell>
          <table:table-cell office:value-type="float" office:value="35444" table:style-name="ce11">
            <text:p>35,444</text:p>
          </table:table-cell>
          <table:table-cell office:value-type="float" office:value="18216" table:style-name="ce9">
            <text:p>18,216</text:p>
          </table:table-cell>
          <table:table-cell office:value-type="float" office:value="17228" table:style-name="ce9">
            <text:p>17,2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22" table:style-name="ce9">
            <text:p>13,722</text:p>
          </table:table-cell>
          <table:table-cell office:value-type="float" office:value="35719" table:style-name="ce11">
            <text:p>35,719</text:p>
          </table:table-cell>
          <table:table-cell office:value-type="float" office:value="18356" table:style-name="ce9">
            <text:p>18,356</text:p>
          </table:table-cell>
          <table:table-cell office:value-type="float" office:value="17363" table:style-name="ce9">
            <text:p>17,3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914" table:style-name="ce9">
            <text:p>14,914</text:p>
          </table:table-cell>
          <table:table-cell office:value-type="float" office:value="38482" table:style-name="ce11">
            <text:p>38,482</text:p>
          </table:table-cell>
          <table:table-cell office:value-type="float" office:value="20227" table:style-name="ce9">
            <text:p>20,227</text:p>
          </table:table-cell>
          <table:table-cell office:value-type="float" office:value="18255" table:style-name="ce9">
            <text:p>18,2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472" table:style-name="ce9">
            <text:p>5,472</text:p>
          </table:table-cell>
          <table:table-cell office:value-type="float" office:value="12376" table:style-name="ce11">
            <text:p>12,376</text:p>
          </table:table-cell>
          <table:table-cell office:value-type="float" office:value="6690" table:style-name="ce9">
            <text:p>6,690</text:p>
          </table:table-cell>
          <table:table-cell office:value-type="float" office:value="5686" table:style-name="ce9">
            <text:p>5,6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93" table:style-name="ce9">
            <text:p>2,293</text:p>
          </table:table-cell>
          <table:table-cell office:value-type="float" office:value="5856" table:style-name="ce11">
            <text:p>5,856</text:p>
          </table:table-cell>
          <table:table-cell office:value-type="float" office:value="3093" table:style-name="ce9">
            <text:p>3,093</text:p>
          </table:table-cell>
          <table:table-cell office:value-type="float" office:value="2763" table:style-name="ce9">
            <text:p>2,763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51" table:style-name="ce9">
            <text:p>4,751</text:p>
          </table:table-cell>
          <table:table-cell office:value-type="float" office:value="11487" table:style-name="ce11">
            <text:p>11,487</text:p>
          </table:table-cell>
          <table:table-cell office:value-type="float" office:value="6258" table:style-name="ce9">
            <text:p>6,258</text:p>
          </table:table-cell>
          <table:table-cell office:value-type="float" office:value="5229" table:style-name="ce9">
            <text:p>5,229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30" table:style-name="ce9">
            <text:p>5,130</text:p>
          </table:table-cell>
          <table:table-cell office:value-type="float" office:value="13940" table:style-name="ce11">
            <text:p>13,940</text:p>
          </table:table-cell>
          <table:table-cell office:value-type="float" office:value="7533" table:style-name="ce9">
            <text:p>7,533</text:p>
          </table:table-cell>
          <table:table-cell office:value-type="float" office:value="6407" table:style-name="ce9">
            <text:p>6,40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10" table:style-name="ce9">
            <text:p>610</text:p>
          </table:table-cell>
          <table:table-cell office:value-type="float" office:value="1899" table:style-name="ce11">
            <text:p>1,899</text:p>
          </table:table-cell>
          <table:table-cell office:value-type="float" office:value="952" table:style-name="ce9">
            <text:p>952</text:p>
          </table:table-cell>
          <table:table-cell office:value-type="float" office:value="947" table:style-name="ce9">
            <text:p>94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6" table:style-name="ce9">
            <text:p>1,366</text:p>
          </table:table-cell>
          <table:table-cell office:value-type="float" office:value="4218" table:style-name="ce11">
            <text:p>4,218</text:p>
          </table:table-cell>
          <table:table-cell office:value-type="float" office:value="2214" table:style-name="ce9">
            <text:p>2,214</text:p>
          </table:table-cell>
          <table:table-cell office:value-type="float" office:value="2004" table:style-name="ce9">
            <text:p>2,004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57" table:style-name="ce16">
            <text:p>857</text:p>
          </table:table-cell>
          <table:table-cell office:value-type="float" office:value="3148" table:style-name="ce18">
            <text:p>3,148</text:p>
          </table:table-cell>
          <table:table-cell office:value-type="float" office:value="1623" table:style-name="ce16">
            <text:p>1,623</text:p>
          </table:table-cell>
          <table:table-cell office:value-type="float" office:value="1525" table:style-name="ce16">
            <text:p>1,525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2746" table:style-name="ce71">
            <text:p>172,746</text:p>
          </table:table-cell>
          <table:table-cell office:value-type="float" office:value="452751" table:style-name="ce79">
            <text:p>452,751</text:p>
          </table:table-cell>
          <table:table-cell office:value-type="float" office:value="228118" table:style-name="ce79">
            <text:p>228,118</text:p>
          </table:table-cell>
          <table:table-cell office:value-type="float" office:value="224633" table:style-name="ce73">
            <text:p>224,63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7143" table:style-name="ce52">
            <text:p>37,143</text:p>
          </table:table-cell>
          <table:table-cell office:value-type="float" office:value="95361" table:style-name="ce11">
            <text:p>95,361</text:p>
          </table:table-cell>
          <table:table-cell office:value-type="float" office:value="46379" table:style-name="ce11">
            <text:p>46,379</text:p>
          </table:table-cell>
          <table:table-cell office:value-type="float" office:value="48982" table:style-name="ce10">
            <text:p>48,9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766" table:style-name="ce52">
            <text:p>26,766</text:p>
          </table:table-cell>
          <table:table-cell office:value-type="float" office:value="71496" table:style-name="ce11">
            <text:p>71,496</text:p>
          </table:table-cell>
          <table:table-cell office:value-type="float" office:value="33732" table:style-name="ce11">
            <text:p>33,732</text:p>
          </table:table-cell>
          <table:table-cell office:value-type="float" office:value="37764" table:style-name="ce10">
            <text:p>37,7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406" table:style-name="ce52">
            <text:p>14,406</text:p>
          </table:table-cell>
          <table:table-cell office:value-type="float" office:value="38780" table:style-name="ce11">
            <text:p>38,780</text:p>
          </table:table-cell>
          <table:table-cell office:value-type="float" office:value="19772" table:style-name="ce11">
            <text:p>19,772</text:p>
          </table:table-cell>
          <table:table-cell office:value-type="float" office:value="19008" table:style-name="ce10">
            <text:p>19,0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462" table:style-name="ce52">
            <text:p>10,462</text:p>
          </table:table-cell>
          <table:table-cell office:value-type="float" office:value="28784" table:style-name="ce11">
            <text:p>28,784</text:p>
          </table:table-cell>
          <table:table-cell office:value-type="float" office:value="14801" table:style-name="ce11">
            <text:p>14,801</text:p>
          </table:table-cell>
          <table:table-cell office:value-type="float" office:value="13983" table:style-name="ce10">
            <text:p>13,9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422" table:style-name="ce52">
            <text:p>14,422</text:p>
          </table:table-cell>
          <table:table-cell office:value-type="float" office:value="35204" table:style-name="ce11">
            <text:p>35,204</text:p>
          </table:table-cell>
          <table:table-cell office:value-type="float" office:value="18214" table:style-name="ce11">
            <text:p>18,214</text:p>
          </table:table-cell>
          <table:table-cell office:value-type="float" office:value="16990" table:style-name="ce10">
            <text:p>16,9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173" table:style-name="ce52">
            <text:p>9,173</text:p>
          </table:table-cell>
          <table:table-cell office:value-type="float" office:value="24355" table:style-name="ce11">
            <text:p>24,355</text:p>
          </table:table-cell>
          <table:table-cell office:value-type="float" office:value="12771" table:style-name="ce11">
            <text:p>12,771</text:p>
          </table:table-cell>
          <table:table-cell office:value-type="float" office:value="11584" table:style-name="ce10">
            <text:p>11,5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2017" table:style-name="ce52">
            <text:p>12,017</text:p>
          </table:table-cell>
          <table:table-cell office:value-type="float" office:value="32198" table:style-name="ce11">
            <text:p>32,198</text:p>
          </table:table-cell>
          <table:table-cell office:value-type="float" office:value="16987" table:style-name="ce11">
            <text:p>16,987</text:p>
          </table:table-cell>
          <table:table-cell office:value-type="float" office:value="15211" table:style-name="ce10">
            <text:p>15,2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818" table:style-name="ce52">
            <text:p>19,818</text:p>
          </table:table-cell>
          <table:table-cell office:value-type="float" office:value="53006" table:style-name="ce11">
            <text:p>53,006</text:p>
          </table:table-cell>
          <table:table-cell office:value-type="float" office:value="27071" table:style-name="ce11">
            <text:p>27,071</text:p>
          </table:table-cell>
          <table:table-cell office:value-type="float" office:value="25935" table:style-name="ce10">
            <text:p>25,9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701" table:style-name="ce52">
            <text:p>15,701</text:p>
          </table:table-cell>
          <table:table-cell office:value-type="float" office:value="40310" table:style-name="ce11">
            <text:p>40,310</text:p>
          </table:table-cell>
          <table:table-cell office:value-type="float" office:value="20629" table:style-name="ce11">
            <text:p>20,629</text:p>
          </table:table-cell>
          <table:table-cell office:value-type="float" office:value="19681" table:style-name="ce10">
            <text:p>19,6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847" table:style-name="ce52">
            <text:p>8,847</text:p>
          </table:table-cell>
          <table:table-cell office:value-type="float" office:value="21203" table:style-name="ce11">
            <text:p>21,203</text:p>
          </table:table-cell>
          <table:table-cell office:value-type="float" office:value="11396" table:style-name="ce11">
            <text:p>11,396</text:p>
          </table:table-cell>
          <table:table-cell office:value-type="float" office:value="9807" table:style-name="ce10">
            <text:p>9,8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67" table:style-name="ce52">
            <text:p>1,967</text:p>
          </table:table-cell>
          <table:table-cell office:value-type="float" office:value="6093" table:style-name="ce11">
            <text:p>6,093</text:p>
          </table:table-cell>
          <table:table-cell office:value-type="float" office:value="3283" table:style-name="ce11">
            <text:p>3,283</text:p>
          </table:table-cell>
          <table:table-cell office:value-type="float" office:value="2810" table:style-name="ce10">
            <text:p>2,81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2024" table:style-name="ce53">
            <text:p>2,024</text:p>
          </table:table-cell>
          <table:table-cell office:value-type="float" office:value="5961" table:style-name="ce18">
            <text:p>5,961</text:p>
          </table:table-cell>
          <table:table-cell office:value-type="float" office:value="3083" table:style-name="ce18">
            <text:p>3,083</text:p>
          </table:table-cell>
          <table:table-cell office:value-type="float" office:value="2878" table:style-name="ce17">
            <text:p>2,878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10年02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06346" table:style-name="ce71">
            <text:p>206,346</text:p>
          </table:table-cell>
          <table:table-cell office:value-type="float" office:value="571291" table:style-name="ce79">
            <text:p>571,291</text:p>
          </table:table-cell>
          <table:table-cell office:value-type="float" office:value="291597" table:style-name="ce79">
            <text:p>291,597</text:p>
          </table:table-cell>
          <table:table-cell office:value-type="float" office:value="279694" table:style-name="ce73">
            <text:p>279,69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4875" table:style-name="ce52">
            <text:p>74,875</text:p>
          </table:table-cell>
          <table:table-cell office:value-type="float" office:value="201542" table:style-name="ce11">
            <text:p>201,542</text:p>
          </table:table-cell>
          <table:table-cell office:value-type="float" office:value="100294" table:style-name="ce11">
            <text:p>100,294</text:p>
          </table:table-cell>
          <table:table-cell office:value-type="float" office:value="101248" table:style-name="ce10">
            <text:p>101,24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43" table:style-name="ce52">
            <text:p>9,343</text:p>
          </table:table-cell>
          <table:table-cell office:value-type="float" office:value="27708" table:style-name="ce49">
            <text:p>27,708</text:p>
          </table:table-cell>
          <table:table-cell office:value-type="float" office:value="14908" table:style-name="ce11">
            <text:p>14,908</text:p>
          </table:table-cell>
          <table:table-cell office:value-type="float" office:value="12800" table:style-name="ce10">
            <text:p>12,80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1362" table:style-name="ce52">
            <text:p>11,362</text:p>
          </table:table-cell>
          <table:table-cell office:value-type="float" office:value="33042" table:style-name="ce49">
            <text:p>33,042</text:p>
          </table:table-cell>
          <table:table-cell office:value-type="float" office:value="17594" table:style-name="ce11">
            <text:p>17,594</text:p>
          </table:table-cell>
          <table:table-cell office:value-type="float" office:value="15448" table:style-name="ce10">
            <text:p>15,44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5417" table:style-name="ce52">
            <text:p>35,417</text:p>
          </table:table-cell>
          <table:table-cell office:value-type="float" office:value="96992" table:style-name="ce49">
            <text:p>96,992</text:p>
          </table:table-cell>
          <table:table-cell office:value-type="float" office:value="48818" table:style-name="ce11">
            <text:p>48,818</text:p>
          </table:table-cell>
          <table:table-cell office:value-type="float" office:value="48174" table:style-name="ce10">
            <text:p>48,17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8747" table:style-name="ce52">
            <text:p>28,747</text:p>
          </table:table-cell>
          <table:table-cell office:value-type="float" office:value="79076" table:style-name="ce49">
            <text:p>79,076</text:p>
          </table:table-cell>
          <table:table-cell office:value-type="float" office:value="40000" table:style-name="ce11">
            <text:p>40,000</text:p>
          </table:table-cell>
          <table:table-cell office:value-type="float" office:value="39076" table:style-name="ce10">
            <text:p>39,07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393" table:style-name="ce52">
            <text:p>4,393</text:p>
          </table:table-cell>
          <table:table-cell office:value-type="float" office:value="12499" table:style-name="ce49">
            <text:p>12,499</text:p>
          </table:table-cell>
          <table:table-cell office:value-type="float" office:value="6787" table:style-name="ce11">
            <text:p>6,787</text:p>
          </table:table-cell>
          <table:table-cell office:value-type="float" office:value="5712" table:style-name="ce10">
            <text:p>5,71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451" table:style-name="ce52">
            <text:p>19,451</text:p>
          </table:table-cell>
          <table:table-cell office:value-type="float" office:value="57507" table:style-name="ce49">
            <text:p>57,507</text:p>
          </table:table-cell>
          <table:table-cell office:value-type="float" office:value="29468" table:style-name="ce11">
            <text:p>29,468</text:p>
          </table:table-cell>
          <table:table-cell office:value-type="float" office:value="28039" table:style-name="ce10">
            <text:p>28,03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864" table:style-name="ce52">
            <text:p>6,864</text:p>
          </table:table-cell>
          <table:table-cell office:value-type="float" office:value="19861" table:style-name="ce49">
            <text:p>19,861</text:p>
          </table:table-cell>
          <table:table-cell office:value-type="float" office:value="10497" table:style-name="ce11">
            <text:p>10,497</text:p>
          </table:table-cell>
          <table:table-cell office:value-type="float" office:value="9364" table:style-name="ce10">
            <text:p>9,36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994" table:style-name="ce52">
            <text:p>5,994</text:p>
          </table:table-cell>
          <table:table-cell office:value-type="float" office:value="14587" table:style-name="ce49">
            <text:p>14,587</text:p>
          </table:table-cell>
          <table:table-cell office:value-type="float" office:value="7933" table:style-name="ce11">
            <text:p>7,933</text:p>
          </table:table-cell>
          <table:table-cell office:value-type="float" office:value="6654" table:style-name="ce10">
            <text:p>6,65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30" table:style-name="ce52">
            <text:p>3,130</text:p>
          </table:table-cell>
          <table:table-cell office:value-type="float" office:value="9012" table:style-name="ce49">
            <text:p>9,012</text:p>
          </table:table-cell>
          <table:table-cell office:value-type="float" office:value="4914" table:style-name="ce11">
            <text:p>4,914</text:p>
          </table:table-cell>
          <table:table-cell office:value-type="float" office:value="4098" table:style-name="ce10">
            <text:p>4,09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81" table:style-name="ce52">
            <text:p>2,081</text:p>
          </table:table-cell>
          <table:table-cell office:value-type="float" office:value="5379" table:style-name="ce49">
            <text:p>5,379</text:p>
          </table:table-cell>
          <table:table-cell office:value-type="float" office:value="2962" table:style-name="ce11">
            <text:p>2,962</text:p>
          </table:table-cell>
          <table:table-cell office:value-type="float" office:value="2417" table:style-name="ce10">
            <text:p>2,417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27" table:style-name="ce52">
            <text:p>2,927</text:p>
          </table:table-cell>
          <table:table-cell office:value-type="float" office:value="9610" table:style-name="ce49">
            <text:p>9,610</text:p>
          </table:table-cell>
          <table:table-cell office:value-type="float" office:value="4998" table:style-name="ce11">
            <text:p>4,998</text:p>
          </table:table-cell>
          <table:table-cell office:value-type="float" office:value="4612" table:style-name="ce10">
            <text:p>4,612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62" table:style-name="ce53">
            <text:p>1,762</text:p>
          </table:table-cell>
          <table:table-cell office:value-type="float" office:value="4476" table:style-name="ce51">
            <text:p>4,476</text:p>
          </table:table-cell>
          <table:table-cell office:value-type="float" office:value="2424" table:style-name="ce18">
            <text:p>2,424</text:p>
          </table:table-cell>
          <table:table-cell office:value-type="float" office:value="2052" table:style-name="ce17">
            <text:p>2,052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3602" table:style-name="ce71">
            <text:p>193,602</text:p>
          </table:table-cell>
          <table:table-cell office:value-type="float" office:value="541914" table:style-name="ce79">
            <text:p>541,914</text:p>
          </table:table-cell>
          <table:table-cell office:value-type="float" office:value="279330" table:style-name="ce79">
            <text:p>279,330</text:p>
          </table:table-cell>
          <table:table-cell office:value-type="float" office:value="262584" table:style-name="ce73">
            <text:p>262,5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2250" table:style-name="ce52">
            <text:p>32,250</text:p>
          </table:table-cell>
          <table:table-cell office:value-type="float" office:value="87601" table:style-name="ce11">
            <text:p>87,601</text:p>
          </table:table-cell>
          <table:table-cell office:value-type="float" office:value="43625" table:style-name="ce11">
            <text:p>43,625</text:p>
          </table:table-cell>
          <table:table-cell office:value-type="float" office:value="43976" table:style-name="ce10">
            <text:p>43,976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7297" table:style-name="ce52">
            <text:p>37,297</text:p>
          </table:table-cell>
          <table:table-cell office:value-type="float" office:value="104614" table:style-name="ce11">
            <text:p>104,614</text:p>
          </table:table-cell>
          <table:table-cell office:value-type="float" office:value="52709" table:style-name="ce11">
            <text:p>52,709</text:p>
          </table:table-cell>
          <table:table-cell office:value-type="float" office:value="51905" table:style-name="ce10">
            <text:p>51,905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4995" table:style-name="ce52">
            <text:p>14,995</text:p>
          </table:table-cell>
          <table:table-cell office:value-type="float" office:value="44474" table:style-name="ce11">
            <text:p>44,474</text:p>
          </table:table-cell>
          <table:table-cell office:value-type="float" office:value="23184" table:style-name="ce11">
            <text:p>23,184</text:p>
          </table:table-cell>
          <table:table-cell office:value-type="float" office:value="21290" table:style-name="ce10">
            <text:p>21,2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66" table:style-name="ce52">
            <text:p>11,566</text:p>
          </table:table-cell>
          <table:table-cell office:value-type="float" office:value="32924" table:style-name="ce11">
            <text:p>32,924</text:p>
          </table:table-cell>
          <table:table-cell office:value-type="float" office:value="17419" table:style-name="ce11">
            <text:p>17,419</text:p>
          </table:table-cell>
          <table:table-cell office:value-type="float" office:value="15505" table:style-name="ce10">
            <text:p>15,5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1326" table:style-name="ce52">
            <text:p>31,326</text:p>
          </table:table-cell>
          <table:table-cell office:value-type="float" office:value="87203" table:style-name="ce11">
            <text:p>87,203</text:p>
          </table:table-cell>
          <table:table-cell office:value-type="float" office:value="44003" table:style-name="ce11">
            <text:p>44,003</text:p>
          </table:table-cell>
          <table:table-cell office:value-type="float" office:value="43200" table:style-name="ce10">
            <text:p>43,2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61" table:style-name="ce52">
            <text:p>12,061</text:p>
          </table:table-cell>
          <table:table-cell office:value-type="float" office:value="35111" table:style-name="ce11">
            <text:p>35,111</text:p>
          </table:table-cell>
          <table:table-cell office:value-type="float" office:value="18578" table:style-name="ce11">
            <text:p>18,578</text:p>
          </table:table-cell>
          <table:table-cell office:value-type="float" office:value="16533" table:style-name="ce10">
            <text:p>16,5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17" table:style-name="ce52">
            <text:p>5,917</text:p>
          </table:table-cell>
          <table:table-cell office:value-type="float" office:value="16157" table:style-name="ce11">
            <text:p>16,157</text:p>
          </table:table-cell>
          <table:table-cell office:value-type="float" office:value="8461" table:style-name="ce11">
            <text:p>8,461</text:p>
          </table:table-cell>
          <table:table-cell office:value-type="float" office:value="7696" table:style-name="ce10">
            <text:p>7,6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274" table:style-name="ce52">
            <text:p>5,274</text:p>
          </table:table-cell>
          <table:table-cell office:value-type="float" office:value="13823" table:style-name="ce11">
            <text:p>13,823</text:p>
          </table:table-cell>
          <table:table-cell office:value-type="float" office:value="7379" table:style-name="ce11">
            <text:p>7,379</text:p>
          </table:table-cell>
          <table:table-cell office:value-type="float" office:value="6444" table:style-name="ce10">
            <text:p>6,4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813" table:style-name="ce52">
            <text:p>10,813</text:p>
          </table:table-cell>
          <table:table-cell office:value-type="float" office:value="32346" table:style-name="ce11">
            <text:p>32,346</text:p>
          </table:table-cell>
          <table:table-cell office:value-type="float" office:value="16859" table:style-name="ce11">
            <text:p>16,859</text:p>
          </table:table-cell>
          <table:table-cell office:value-type="float" office:value="15487" table:style-name="ce10">
            <text:p>15,4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14" table:style-name="ce52">
            <text:p>6,114</text:p>
          </table:table-cell>
          <table:table-cell office:value-type="float" office:value="17196" table:style-name="ce11">
            <text:p>17,196</text:p>
          </table:table-cell>
          <table:table-cell office:value-type="float" office:value="9135" table:style-name="ce11">
            <text:p>9,135</text:p>
          </table:table-cell>
          <table:table-cell office:value-type="float" office:value="8061" table:style-name="ce10">
            <text:p>8,0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02" table:style-name="ce52">
            <text:p>3,902</text:p>
          </table:table-cell>
          <table:table-cell office:value-type="float" office:value="9533" table:style-name="ce11">
            <text:p>9,533</text:p>
          </table:table-cell>
          <table:table-cell office:value-type="float" office:value="5243" table:style-name="ce11">
            <text:p>5,243</text:p>
          </table:table-cell>
          <table:table-cell office:value-type="float" office:value="4290" table:style-name="ce10">
            <text:p>4,2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11" table:style-name="ce52">
            <text:p>3,611</text:p>
          </table:table-cell>
          <table:table-cell office:value-type="float" office:value="10214" table:style-name="ce11">
            <text:p>10,214</text:p>
          </table:table-cell>
          <table:table-cell office:value-type="float" office:value="5407" table:style-name="ce11">
            <text:p>5,407</text:p>
          </table:table-cell>
          <table:table-cell office:value-type="float" office:value="4807" table:style-name="ce10">
            <text:p>4,8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648" table:style-name="ce52">
            <text:p>5,648</text:p>
          </table:table-cell>
          <table:table-cell office:value-type="float" office:value="15638" table:style-name="ce11">
            <text:p>15,638</text:p>
          </table:table-cell>
          <table:table-cell office:value-type="float" office:value="8267" table:style-name="ce11">
            <text:p>8,267</text:p>
          </table:table-cell>
          <table:table-cell office:value-type="float" office:value="7371" table:style-name="ce10">
            <text:p>7,3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37" table:style-name="ce52">
            <text:p>2,637</text:p>
          </table:table-cell>
          <table:table-cell office:value-type="float" office:value="6691" table:style-name="ce11">
            <text:p>6,691</text:p>
          </table:table-cell>
          <table:table-cell office:value-type="float" office:value="3756" table:style-name="ce11">
            <text:p>3,756</text:p>
          </table:table-cell>
          <table:table-cell office:value-type="float" office:value="2935" table:style-name="ce10">
            <text:p>2,9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37" table:style-name="ce52">
            <text:p>4,137</text:p>
          </table:table-cell>
          <table:table-cell office:value-type="float" office:value="12164" table:style-name="ce11">
            <text:p>12,164</text:p>
          </table:table-cell>
          <table:table-cell office:value-type="float" office:value="6453" table:style-name="ce11">
            <text:p>6,453</text:p>
          </table:table-cell>
          <table:table-cell office:value-type="float" office:value="5711" table:style-name="ce10">
            <text:p>5,7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39" table:style-name="ce52">
            <text:p>2,339</text:p>
          </table:table-cell>
          <table:table-cell office:value-type="float" office:value="6341" table:style-name="ce11">
            <text:p>6,341</text:p>
          </table:table-cell>
          <table:table-cell office:value-type="float" office:value="3457" table:style-name="ce11">
            <text:p>3,457</text:p>
          </table:table-cell>
          <table:table-cell office:value-type="float" office:value="2884" table:style-name="ce10">
            <text:p>2,8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30" table:style-name="ce52">
            <text:p>1,730</text:p>
          </table:table-cell>
          <table:table-cell office:value-type="float" office:value="4146" table:style-name="ce11">
            <text:p>4,146</text:p>
          </table:table-cell>
          <table:table-cell office:value-type="float" office:value="2303" table:style-name="ce11">
            <text:p>2,303</text:p>
          </table:table-cell>
          <table:table-cell office:value-type="float" office:value="1843" table:style-name="ce10">
            <text:p>1,84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85" table:style-name="ce53">
            <text:p>1,985</text:p>
          </table:table-cell>
          <table:table-cell office:value-type="float" office:value="5738" table:style-name="ce18">
            <text:p>5,738</text:p>
          </table:table-cell>
          <table:table-cell office:value-type="float" office:value="3092" table:style-name="ce18">
            <text:p>3,092</text:p>
          </table:table-cell>
          <table:table-cell office:value-type="float" office:value="2646" table:style-name="ce17">
            <text:p>2,646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6725" table:style-name="ce71">
            <text:p>396,725</text:p>
          </table:table-cell>
          <table:table-cell office:value-type="float" office:value="1264897" table:style-name="ce79">
            <text:p>1,264,897</text:p>
          </table:table-cell>
          <table:table-cell office:value-type="float" office:value="642911" table:style-name="ce79">
            <text:p>642,911</text:p>
          </table:table-cell>
          <table:table-cell office:value-type="float" office:value="621986" table:style-name="ce73">
            <text:p>621,98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8062" table:style-name="ce52">
            <text:p>78,062</text:p>
          </table:table-cell>
          <table:table-cell office:value-type="float" office:value="230891" table:style-name="ce11">
            <text:p>230,891</text:p>
          </table:table-cell>
          <table:table-cell office:value-type="float" office:value="113585" table:style-name="ce11">
            <text:p>113,585</text:p>
          </table:table-cell>
          <table:table-cell office:value-type="float" office:value="117306" table:style-name="ce10">
            <text:p>117,30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0969" table:style-name="ce52">
            <text:p>40,969</text:p>
          </table:table-cell>
          <table:table-cell office:value-type="float" office:value="123888" table:style-name="ce11">
            <text:p>123,888</text:p>
          </table:table-cell>
          <table:table-cell office:value-type="float" office:value="61333" table:style-name="ce11">
            <text:p>61,333</text:p>
          </table:table-cell>
          <table:table-cell office:value-type="float" office:value="62555" table:style-name="ce10">
            <text:p>62,555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315" table:style-name="ce52">
            <text:p>25,315</text:p>
          </table:table-cell>
          <table:table-cell office:value-type="float" office:value="86486" table:style-name="ce11">
            <text:p>86,486</text:p>
          </table:table-cell>
          <table:table-cell office:value-type="float" office:value="43889" table:style-name="ce11">
            <text:p>43,889</text:p>
          </table:table-cell>
          <table:table-cell office:value-type="float" office:value="42597" table:style-name="ce10">
            <text:p>42,59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493" table:style-name="ce52">
            <text:p>27,493</text:p>
          </table:table-cell>
          <table:table-cell office:value-type="float" office:value="90012" table:style-name="ce11">
            <text:p>90,012</text:p>
          </table:table-cell>
          <table:table-cell office:value-type="float" office:value="45825" table:style-name="ce11">
            <text:p>45,825</text:p>
          </table:table-cell>
          <table:table-cell office:value-type="float" office:value="44187" table:style-name="ce10">
            <text:p>44,18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1093" table:style-name="ce52">
            <text:p>11,093</text:p>
          </table:table-cell>
          <table:table-cell office:value-type="float" office:value="33351" table:style-name="ce11">
            <text:p>33,351</text:p>
          </table:table-cell>
          <table:table-cell office:value-type="float" office:value="16737" table:style-name="ce11">
            <text:p>16,737</text:p>
          </table:table-cell>
          <table:table-cell office:value-type="float" office:value="16614" table:style-name="ce10">
            <text:p>16,61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706" table:style-name="ce52">
            <text:p>16,706</text:p>
          </table:table-cell>
          <table:table-cell office:value-type="float" office:value="54742" table:style-name="ce11">
            <text:p>54,742</text:p>
          </table:table-cell>
          <table:table-cell office:value-type="float" office:value="27696" table:style-name="ce11">
            <text:p>27,696</text:p>
          </table:table-cell>
          <table:table-cell office:value-type="float" office:value="27046" table:style-name="ce10">
            <text:p>27,04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396" table:style-name="ce52">
            <text:p>13,396</text:p>
          </table:table-cell>
          <table:table-cell office:value-type="float" office:value="40643" table:style-name="ce11">
            <text:p>40,643</text:p>
          </table:table-cell>
          <table:table-cell office:value-type="float" office:value="20840" table:style-name="ce11">
            <text:p>20,840</text:p>
          </table:table-cell>
          <table:table-cell office:value-type="float" office:value="19803" table:style-name="ce10">
            <text:p>19,80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272" table:style-name="ce52">
            <text:p>15,272</text:p>
          </table:table-cell>
          <table:table-cell office:value-type="float" office:value="49598" table:style-name="ce11">
            <text:p>49,598</text:p>
          </table:table-cell>
          <table:table-cell office:value-type="float" office:value="25416" table:style-name="ce11">
            <text:p>25,416</text:p>
          </table:table-cell>
          <table:table-cell office:value-type="float" office:value="24182" table:style-name="ce10">
            <text:p>24,18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528" table:style-name="ce52">
            <text:p>4,528</text:p>
          </table:table-cell>
          <table:table-cell office:value-type="float" office:value="16638" table:style-name="ce11">
            <text:p>16,638</text:p>
          </table:table-cell>
          <table:table-cell office:value-type="float" office:value="8554" table:style-name="ce11">
            <text:p>8,554</text:p>
          </table:table-cell>
          <table:table-cell office:value-type="float" office:value="8084" table:style-name="ce10">
            <text:p>8,08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554" table:style-name="ce52">
            <text:p>10,554</text:p>
          </table:table-cell>
          <table:table-cell office:value-type="float" office:value="37729" table:style-name="ce11">
            <text:p>37,729</text:p>
          </table:table-cell>
          <table:table-cell office:value-type="float" office:value="19073" table:style-name="ce11">
            <text:p>19,073</text:p>
          </table:table-cell>
          <table:table-cell office:value-type="float" office:value="18656" table:style-name="ce10">
            <text:p>18,65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212" table:style-name="ce52">
            <text:p>13,212</text:p>
          </table:table-cell>
          <table:table-cell office:value-type="float" office:value="46265" table:style-name="ce11">
            <text:p>46,265</text:p>
          </table:table-cell>
          <table:table-cell office:value-type="float" office:value="24106" table:style-name="ce11">
            <text:p>24,106</text:p>
          </table:table-cell>
          <table:table-cell office:value-type="float" office:value="22159" table:style-name="ce10">
            <text:p>22,15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1132" table:style-name="ce52">
            <text:p>11,132</text:p>
          </table:table-cell>
          <table:table-cell office:value-type="float" office:value="38883" table:style-name="ce11">
            <text:p>38,883</text:p>
          </table:table-cell>
          <table:table-cell office:value-type="float" office:value="20010" table:style-name="ce11">
            <text:p>20,010</text:p>
          </table:table-cell>
          <table:table-cell office:value-type="float" office:value="18873" table:style-name="ce10">
            <text:p>18,87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430" table:style-name="ce52">
            <text:p>14,430</text:p>
          </table:table-cell>
          <table:table-cell office:value-type="float" office:value="45170" table:style-name="ce11">
            <text:p>45,170</text:p>
          </table:table-cell>
          <table:table-cell office:value-type="float" office:value="23169" table:style-name="ce11">
            <text:p>23,169</text:p>
          </table:table-cell>
          <table:table-cell office:value-type="float" office:value="22001" table:style-name="ce10">
            <text:p>22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35" table:style-name="ce52">
            <text:p>6,835</text:p>
          </table:table-cell>
          <table:table-cell office:value-type="float" office:value="23127" table:style-name="ce11">
            <text:p>23,127</text:p>
          </table:table-cell>
          <table:table-cell office:value-type="float" office:value="12188" table:style-name="ce11">
            <text:p>12,188</text:p>
          </table:table-cell>
          <table:table-cell office:value-type="float" office:value="10939" table:style-name="ce10">
            <text:p>10,9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716" table:style-name="ce52">
            <text:p>11,716</text:p>
          </table:table-cell>
          <table:table-cell office:value-type="float" office:value="38830" table:style-name="ce11">
            <text:p>38,830</text:p>
          </table:table-cell>
          <table:table-cell office:value-type="float" office:value="19829" table:style-name="ce11">
            <text:p>19,829</text:p>
          </table:table-cell>
          <table:table-cell office:value-type="float" office:value="19001" table:style-name="ce10">
            <text:p>19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296" table:style-name="ce52">
            <text:p>9,296</text:p>
          </table:table-cell>
          <table:table-cell office:value-type="float" office:value="31870" table:style-name="ce11">
            <text:p>31,870</text:p>
          </table:table-cell>
          <table:table-cell office:value-type="float" office:value="16729" table:style-name="ce11">
            <text:p>16,729</text:p>
          </table:table-cell>
          <table:table-cell office:value-type="float" office:value="15141" table:style-name="ce10">
            <text:p>15,1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941" table:style-name="ce52">
            <text:p>10,941</text:p>
          </table:table-cell>
          <table:table-cell office:value-type="float" office:value="34368" table:style-name="ce11">
            <text:p>34,368</text:p>
          </table:table-cell>
          <table:table-cell office:value-type="float" office:value="17654" table:style-name="ce11">
            <text:p>17,654</text:p>
          </table:table-cell>
          <table:table-cell office:value-type="float" office:value="16714" table:style-name="ce10">
            <text:p>16,7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1098" table:style-name="ce52">
            <text:p>11,098</text:p>
          </table:table-cell>
          <table:table-cell office:value-type="float" office:value="36233" table:style-name="ce11">
            <text:p>36,233</text:p>
          </table:table-cell>
          <table:table-cell office:value-type="float" office:value="18733" table:style-name="ce11">
            <text:p>18,733</text:p>
          </table:table-cell>
          <table:table-cell office:value-type="float" office:value="17500" table:style-name="ce10">
            <text:p>17,5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148" table:style-name="ce52">
            <text:p>13,148</text:p>
          </table:table-cell>
          <table:table-cell office:value-type="float" office:value="42360" table:style-name="ce11">
            <text:p>42,360</text:p>
          </table:table-cell>
          <table:table-cell office:value-type="float" office:value="21771" table:style-name="ce11">
            <text:p>21,771</text:p>
          </table:table-cell>
          <table:table-cell office:value-type="float" office:value="20589" table:style-name="ce10">
            <text:p>20,5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89" table:style-name="ce52">
            <text:p>5,289</text:p>
          </table:table-cell>
          <table:table-cell office:value-type="float" office:value="14590" table:style-name="ce11">
            <text:p>14,590</text:p>
          </table:table-cell>
          <table:table-cell office:value-type="float" office:value="7706" table:style-name="ce11">
            <text:p>7,706</text:p>
          </table:table-cell>
          <table:table-cell office:value-type="float" office:value="6884" table:style-name="ce10">
            <text:p>6,8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130" table:style-name="ce52">
            <text:p>8,130</text:p>
          </table:table-cell>
          <table:table-cell office:value-type="float" office:value="26635" table:style-name="ce11">
            <text:p>26,635</text:p>
          </table:table-cell>
          <table:table-cell office:value-type="float" office:value="13761" table:style-name="ce11">
            <text:p>13,761</text:p>
          </table:table-cell>
          <table:table-cell office:value-type="float" office:value="12874" table:style-name="ce10">
            <text:p>12,8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64" table:style-name="ce52">
            <text:p>9,164</text:p>
          </table:table-cell>
          <table:table-cell office:value-type="float" office:value="30030" table:style-name="ce11">
            <text:p>30,030</text:p>
          </table:table-cell>
          <table:table-cell office:value-type="float" office:value="15467" table:style-name="ce11">
            <text:p>15,467</text:p>
          </table:table-cell>
          <table:table-cell office:value-type="float" office:value="14563" table:style-name="ce10">
            <text:p>14,5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42" table:style-name="ce52">
            <text:p>10,142</text:p>
          </table:table-cell>
          <table:table-cell office:value-type="float" office:value="32634" table:style-name="ce11">
            <text:p>32,634</text:p>
          </table:table-cell>
          <table:table-cell office:value-type="float" office:value="17238" table:style-name="ce11">
            <text:p>17,238</text:p>
          </table:table-cell>
          <table:table-cell office:value-type="float" office:value="15396" table:style-name="ce10">
            <text:p>15,3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73" table:style-name="ce52">
            <text:p>5,173</text:p>
          </table:table-cell>
          <table:table-cell office:value-type="float" office:value="16052" table:style-name="ce11">
            <text:p>16,052</text:p>
          </table:table-cell>
          <table:table-cell office:value-type="float" office:value="8660" table:style-name="ce11">
            <text:p>8,660</text:p>
          </table:table-cell>
          <table:table-cell office:value-type="float" office:value="7392" table:style-name="ce10">
            <text:p>7,3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97" table:style-name="ce52">
            <text:p>4,597</text:p>
          </table:table-cell>
          <table:table-cell office:value-type="float" office:value="14762" table:style-name="ce11">
            <text:p>14,762</text:p>
          </table:table-cell>
          <table:table-cell office:value-type="float" office:value="7733" table:style-name="ce11">
            <text:p>7,733</text:p>
          </table:table-cell>
          <table:table-cell office:value-type="float" office:value="7029" table:style-name="ce10">
            <text:p>7,02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034" table:style-name="ce53">
            <text:p>9,034</text:p>
          </table:table-cell>
          <table:table-cell office:value-type="float" office:value="29110" table:style-name="ce18">
            <text:p>29,110</text:p>
          </table:table-cell>
          <table:table-cell office:value-type="float" office:value="15209" table:style-name="ce18">
            <text:p>15,209</text:p>
          </table:table-cell>
          <table:table-cell office:value-type="float" office:value="13901" table:style-name="ce17">
            <text:p>13,901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539" table:style-name="ce71">
            <text:p>179,539</text:p>
          </table:table-cell>
          <table:table-cell office:value-type="float" office:value="490001" table:style-name="ce79">
            <text:p>490,001</text:p>
          </table:table-cell>
          <table:table-cell office:value-type="float" office:value="250413" table:style-name="ce79">
            <text:p>250,413</text:p>
          </table:table-cell>
          <table:table-cell office:value-type="float" office:value="239588" table:style-name="ce73">
            <text:p>239,5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463" table:style-name="ce52">
            <text:p>35,463</text:p>
          </table:table-cell>
          <table:table-cell office:value-type="float" office:value="99002" table:style-name="ce11">
            <text:p>99,002</text:p>
          </table:table-cell>
          <table:table-cell office:value-type="float" office:value="49485" table:style-name="ce11">
            <text:p>49,485</text:p>
          </table:table-cell>
          <table:table-cell office:value-type="float" office:value="49517" table:style-name="ce10">
            <text:p>49,5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77" table:style-name="ce52">
            <text:p>29,077</text:p>
          </table:table-cell>
          <table:table-cell office:value-type="float" office:value="79032" table:style-name="ce11">
            <text:p>79,032</text:p>
          </table:table-cell>
          <table:table-cell office:value-type="float" office:value="39222" table:style-name="ce11">
            <text:p>39,222</text:p>
          </table:table-cell>
          <table:table-cell office:value-type="float" office:value="39810" table:style-name="ce10">
            <text:p>39,8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4079" table:style-name="ce52">
            <text:p>34,079</text:p>
          </table:table-cell>
          <table:table-cell office:value-type="float" office:value="97388" table:style-name="ce11">
            <text:p>97,388</text:p>
          </table:table-cell>
          <table:table-cell office:value-type="float" office:value="49044" table:style-name="ce11">
            <text:p>49,044</text:p>
          </table:table-cell>
          <table:table-cell office:value-type="float" office:value="48344" table:style-name="ce10">
            <text:p>48,3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303" table:style-name="ce52">
            <text:p>20,303</text:p>
          </table:table-cell>
          <table:table-cell office:value-type="float" office:value="53359" table:style-name="ce11">
            <text:p>53,359</text:p>
          </table:table-cell>
          <table:table-cell office:value-type="float" office:value="27262" table:style-name="ce11">
            <text:p>27,262</text:p>
          </table:table-cell>
          <table:table-cell office:value-type="float" office:value="26097" table:style-name="ce10">
            <text:p>26,0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54" table:style-name="ce52">
            <text:p>4,254</text:p>
          </table:table-cell>
          <table:table-cell office:value-type="float" office:value="10422" table:style-name="ce11">
            <text:p>10,422</text:p>
          </table:table-cell>
          <table:table-cell office:value-type="float" office:value="5459" table:style-name="ce11">
            <text:p>5,459</text:p>
          </table:table-cell>
          <table:table-cell office:value-type="float" office:value="4963" table:style-name="ce10">
            <text:p>4,9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67" table:style-name="ce52">
            <text:p>12,667</text:p>
          </table:table-cell>
          <table:table-cell office:value-type="float" office:value="37465" table:style-name="ce11">
            <text:p>37,465</text:p>
          </table:table-cell>
          <table:table-cell office:value-type="float" office:value="19734" table:style-name="ce11">
            <text:p>19,734</text:p>
          </table:table-cell>
          <table:table-cell office:value-type="float" office:value="17731" table:style-name="ce10">
            <text:p>17,7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8005" table:style-name="ce52">
            <text:p>8,005</text:p>
          </table:table-cell>
          <table:table-cell office:value-type="float" office:value="17180" table:style-name="ce11">
            <text:p>17,180</text:p>
          </table:table-cell>
          <table:table-cell office:value-type="float" office:value="9172" table:style-name="ce11">
            <text:p>9,172</text:p>
          </table:table-cell>
          <table:table-cell office:value-type="float" office:value="8008" table:style-name="ce10">
            <text:p>8,0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68" table:style-name="ce52">
            <text:p>5,568</text:p>
          </table:table-cell>
          <table:table-cell office:value-type="float" office:value="14240" table:style-name="ce11">
            <text:p>14,240</text:p>
          </table:table-cell>
          <table:table-cell office:value-type="float" office:value="7766" table:style-name="ce11">
            <text:p>7,766</text:p>
          </table:table-cell>
          <table:table-cell office:value-type="float" office:value="6474" table:style-name="ce10">
            <text:p>6,4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35" table:style-name="ce52">
            <text:p>5,735</text:p>
          </table:table-cell>
          <table:table-cell office:value-type="float" office:value="15406" table:style-name="ce11">
            <text:p>15,406</text:p>
          </table:table-cell>
          <table:table-cell office:value-type="float" office:value="8126" table:style-name="ce11">
            <text:p>8,126</text:p>
          </table:table-cell>
          <table:table-cell office:value-type="float" office:value="7280" table:style-name="ce10">
            <text:p>7,2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189" table:style-name="ce52">
            <text:p>7,189</text:p>
          </table:table-cell>
          <table:table-cell office:value-type="float" office:value="17924" table:style-name="ce11">
            <text:p>17,924</text:p>
          </table:table-cell>
          <table:table-cell office:value-type="float" office:value="9671" table:style-name="ce11">
            <text:p>9,671</text:p>
          </table:table-cell>
          <table:table-cell office:value-type="float" office:value="8253" table:style-name="ce10">
            <text:p>8,2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097" table:style-name="ce52">
            <text:p>7,097</text:p>
          </table:table-cell>
          <table:table-cell office:value-type="float" office:value="16931" table:style-name="ce11">
            <text:p>16,931</text:p>
          </table:table-cell>
          <table:table-cell office:value-type="float" office:value="8870" table:style-name="ce11">
            <text:p>8,870</text:p>
          </table:table-cell>
          <table:table-cell office:value-type="float" office:value="8061" table:style-name="ce10">
            <text:p>8,0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72" table:style-name="ce52">
            <text:p>5,272</text:p>
          </table:table-cell>
          <table:table-cell office:value-type="float" office:value="15856" table:style-name="ce11">
            <text:p>15,856</text:p>
          </table:table-cell>
          <table:table-cell office:value-type="float" office:value="8495" table:style-name="ce11">
            <text:p>8,495</text:p>
          </table:table-cell>
          <table:table-cell office:value-type="float" office:value="7361" table:style-name="ce10">
            <text:p>7,36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30" table:style-name="ce53">
            <text:p>4,830</text:p>
          </table:table-cell>
          <table:table-cell office:value-type="float" office:value="15796" table:style-name="ce18">
            <text:p>15,796</text:p>
          </table:table-cell>
          <table:table-cell office:value-type="float" office:value="8107" table:style-name="ce18">
            <text:p>8,107</text:p>
          </table:table-cell>
          <table:table-cell office:value-type="float" office:value="7689" table:style-name="ce17">
            <text:p>7,689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4080" table:style-name="ce71">
            <text:p>244,080</text:p>
          </table:table-cell>
          <table:table-cell office:value-type="float" office:value="675673" table:style-name="ce79">
            <text:p>675,673</text:p>
          </table:table-cell>
          <table:table-cell office:value-type="float" office:value="349459" table:style-name="ce79">
            <text:p>349,459</text:p>
          </table:table-cell>
          <table:table-cell office:value-type="float" office:value="326214" table:style-name="ce73">
            <text:p>326,2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9490" table:style-name="ce52">
            <text:p>39,490</text:p>
          </table:table-cell>
          <table:table-cell office:value-type="float" office:value="108647" table:style-name="ce11">
            <text:p>108,647</text:p>
          </table:table-cell>
          <table:table-cell office:value-type="float" office:value="53849" table:style-name="ce11">
            <text:p>53,849</text:p>
          </table:table-cell>
          <table:table-cell office:value-type="float" office:value="54798" table:style-name="ce10">
            <text:p>54,7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6130" table:style-name="ce52">
            <text:p>16,130</text:p>
          </table:table-cell>
          <table:table-cell office:value-type="float" office:value="44032" table:style-name="ce11">
            <text:p>44,032</text:p>
          </table:table-cell>
          <table:table-cell office:value-type="float" office:value="22343" table:style-name="ce11">
            <text:p>22,343</text:p>
          </table:table-cell>
          <table:table-cell office:value-type="float" office:value="21689" table:style-name="ce10">
            <text:p>21,6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976" table:style-name="ce52">
            <text:p>25,976</text:p>
          </table:table-cell>
          <table:table-cell office:value-type="float" office:value="70885" table:style-name="ce11">
            <text:p>70,885</text:p>
          </table:table-cell>
          <table:table-cell office:value-type="float" office:value="35805" table:style-name="ce11">
            <text:p>35,805</text:p>
          </table:table-cell>
          <table:table-cell office:value-type="float" office:value="35080" table:style-name="ce10">
            <text:p>35,0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5069" table:style-name="ce52">
            <text:p>15,069</text:p>
          </table:table-cell>
          <table:table-cell office:value-type="float" office:value="45389" table:style-name="ce11">
            <text:p>45,389</text:p>
          </table:table-cell>
          <table:table-cell office:value-type="float" office:value="22827" table:style-name="ce11">
            <text:p>22,827</text:p>
          </table:table-cell>
          <table:table-cell office:value-type="float" office:value="22562" table:style-name="ce10">
            <text:p>22,5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85" table:style-name="ce52">
            <text:p>9,585</text:p>
          </table:table-cell>
          <table:table-cell office:value-type="float" office:value="28260" table:style-name="ce11">
            <text:p>28,260</text:p>
          </table:table-cell>
          <table:table-cell office:value-type="float" office:value="14738" table:style-name="ce11">
            <text:p>14,738</text:p>
          </table:table-cell>
          <table:table-cell office:value-type="float" office:value="13522" table:style-name="ce10">
            <text:p>13,5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128" table:style-name="ce52">
            <text:p>16,128</text:p>
          </table:table-cell>
          <table:table-cell office:value-type="float" office:value="38997" table:style-name="ce11">
            <text:p>38,997</text:p>
          </table:table-cell>
          <table:table-cell office:value-type="float" office:value="20164" table:style-name="ce11">
            <text:p>20,164</text:p>
          </table:table-cell>
          <table:table-cell office:value-type="float" office:value="18833" table:style-name="ce10">
            <text:p>18,8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284" table:style-name="ce52">
            <text:p>11,284</text:p>
          </table:table-cell>
          <table:table-cell office:value-type="float" office:value="30824" table:style-name="ce11">
            <text:p>30,824</text:p>
          </table:table-cell>
          <table:table-cell office:value-type="float" office:value="16216" table:style-name="ce11">
            <text:p>16,216</text:p>
          </table:table-cell>
          <table:table-cell office:value-type="float" office:value="14608" table:style-name="ce10">
            <text:p>14,6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62" table:style-name="ce52">
            <text:p>6,662</text:p>
          </table:table-cell>
          <table:table-cell office:value-type="float" office:value="18601" table:style-name="ce11">
            <text:p>18,601</text:p>
          </table:table-cell>
          <table:table-cell office:value-type="float" office:value="9894" table:style-name="ce11">
            <text:p>9,894</text:p>
          </table:table-cell>
          <table:table-cell office:value-type="float" office:value="8707" table:style-name="ce10">
            <text:p>8,7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81" table:style-name="ce52">
            <text:p>9,481</text:p>
          </table:table-cell>
          <table:table-cell office:value-type="float" office:value="28243" table:style-name="ce11">
            <text:p>28,243</text:p>
          </table:table-cell>
          <table:table-cell office:value-type="float" office:value="14719" table:style-name="ce11">
            <text:p>14,719</text:p>
          </table:table-cell>
          <table:table-cell office:value-type="float" office:value="13524" table:style-name="ce10">
            <text:p>13,5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17" table:style-name="ce52">
            <text:p>6,017</text:p>
          </table:table-cell>
          <table:table-cell office:value-type="float" office:value="17376" table:style-name="ce11">
            <text:p>17,376</text:p>
          </table:table-cell>
          <table:table-cell office:value-type="float" office:value="9086" table:style-name="ce11">
            <text:p>9,086</text:p>
          </table:table-cell>
          <table:table-cell office:value-type="float" office:value="8290" table:style-name="ce10">
            <text:p>8,2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60" table:style-name="ce52">
            <text:p>8,960</text:p>
          </table:table-cell>
          <table:table-cell office:value-type="float" office:value="25967" table:style-name="ce11">
            <text:p>25,967</text:p>
          </table:table-cell>
          <table:table-cell office:value-type="float" office:value="13876" table:style-name="ce11">
            <text:p>13,876</text:p>
          </table:table-cell>
          <table:table-cell office:value-type="float" office:value="12091" table:style-name="ce10">
            <text:p>12,0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91" table:style-name="ce52">
            <text:p>8,591</text:p>
          </table:table-cell>
          <table:table-cell office:value-type="float" office:value="23758" table:style-name="ce11">
            <text:p>23,758</text:p>
          </table:table-cell>
          <table:table-cell office:value-type="float" office:value="12526" table:style-name="ce11">
            <text:p>12,526</text:p>
          </table:table-cell>
          <table:table-cell office:value-type="float" office:value="11232" table:style-name="ce10">
            <text:p>11,2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5131" table:style-name="ce52">
            <text:p>15,131</text:p>
          </table:table-cell>
          <table:table-cell office:value-type="float" office:value="47898" table:style-name="ce11">
            <text:p>47,898</text:p>
          </table:table-cell>
          <table:table-cell office:value-type="float" office:value="23777" table:style-name="ce11">
            <text:p>23,777</text:p>
          </table:table-cell>
          <table:table-cell office:value-type="float" office:value="24121" table:style-name="ce10">
            <text:p>24,1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804" table:style-name="ce52">
            <text:p>5,804</text:p>
          </table:table-cell>
          <table:table-cell office:value-type="float" office:value="14071" table:style-name="ce11">
            <text:p>14,071</text:p>
          </table:table-cell>
          <table:table-cell office:value-type="float" office:value="7812" table:style-name="ce11">
            <text:p>7,812</text:p>
          </table:table-cell>
          <table:table-cell office:value-type="float" office:value="6259" table:style-name="ce10">
            <text:p>6,2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32" table:style-name="ce52">
            <text:p>4,432</text:p>
          </table:table-cell>
          <table:table-cell office:value-type="float" office:value="12437" table:style-name="ce11">
            <text:p>12,437</text:p>
          </table:table-cell>
          <table:table-cell office:value-type="float" office:value="6695" table:style-name="ce11">
            <text:p>6,695</text:p>
          </table:table-cell>
          <table:table-cell office:value-type="float" office:value="5742" table:style-name="ce10">
            <text:p>5,7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542" table:style-name="ce52">
            <text:p>8,542</text:p>
          </table:table-cell>
          <table:table-cell office:value-type="float" office:value="22934" table:style-name="ce11">
            <text:p>22,934</text:p>
          </table:table-cell>
          <table:table-cell office:value-type="float" office:value="12288" table:style-name="ce11">
            <text:p>12,288</text:p>
          </table:table-cell>
          <table:table-cell office:value-type="float" office:value="10646" table:style-name="ce10">
            <text:p>10,6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29" table:style-name="ce52">
            <text:p>9,129</text:p>
          </table:table-cell>
          <table:table-cell office:value-type="float" office:value="24610" table:style-name="ce11">
            <text:p>24,610</text:p>
          </table:table-cell>
          <table:table-cell office:value-type="float" office:value="13478" table:style-name="ce11">
            <text:p>13,478</text:p>
          </table:table-cell>
          <table:table-cell office:value-type="float" office:value="11132" table:style-name="ce10">
            <text:p>11,1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55" table:style-name="ce52">
            <text:p>8,655</text:p>
          </table:table-cell>
          <table:table-cell office:value-type="float" office:value="22294" table:style-name="ce11">
            <text:p>22,294</text:p>
          </table:table-cell>
          <table:table-cell office:value-type="float" office:value="12160" table:style-name="ce11">
            <text:p>12,160</text:p>
          </table:table-cell>
          <table:table-cell office:value-type="float" office:value="10134" table:style-name="ce10">
            <text:p>10,1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63" table:style-name="ce52">
            <text:p>9,363</text:p>
          </table:table-cell>
          <table:table-cell office:value-type="float" office:value="26338" table:style-name="ce11">
            <text:p>26,338</text:p>
          </table:table-cell>
          <table:table-cell office:value-type="float" office:value="14060" table:style-name="ce11">
            <text:p>14,060</text:p>
          </table:table-cell>
          <table:table-cell office:value-type="float" office:value="12278" table:style-name="ce10">
            <text:p>12,27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651" table:style-name="ce53">
            <text:p>9,651</text:p>
          </table:table-cell>
          <table:table-cell office:value-type="float" office:value="24112" table:style-name="ce18">
            <text:p>24,112</text:p>
          </table:table-cell>
          <table:table-cell office:value-type="float" office:value="13146" table:style-name="ce18">
            <text:p>13,146</text:p>
          </table:table-cell>
          <table:table-cell office:value-type="float" office:value="10966" table:style-name="ce17">
            <text:p>10,966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4660" table:style-name="ce71">
            <text:p>184,660</text:p>
          </table:table-cell>
          <table:table-cell office:value-type="float" office:value="498499" table:style-name="ce79">
            <text:p>498,499</text:p>
          </table:table-cell>
          <table:table-cell office:value-type="float" office:value="258568" table:style-name="ce79">
            <text:p>258,568</text:p>
          </table:table-cell>
          <table:table-cell office:value-type="float" office:value="239931" table:style-name="ce73">
            <text:p>239,9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685" table:style-name="ce52">
            <text:p>13,685</text:p>
          </table:table-cell>
          <table:table-cell office:value-type="float" office:value="38586" table:style-name="ce11">
            <text:p>38,586</text:p>
          </table:table-cell>
          <table:table-cell office:value-type="float" office:value="19657" table:style-name="ce11">
            <text:p>19,657</text:p>
          </table:table-cell>
          <table:table-cell office:value-type="float" office:value="18929" table:style-name="ce10">
            <text:p>18,9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893" table:style-name="ce52">
            <text:p>15,893</text:p>
          </table:table-cell>
          <table:table-cell office:value-type="float" office:value="41623" table:style-name="ce11">
            <text:p>41,623</text:p>
          </table:table-cell>
          <table:table-cell office:value-type="float" office:value="20977" table:style-name="ce11">
            <text:p>20,977</text:p>
          </table:table-cell>
          <table:table-cell office:value-type="float" office:value="20646" table:style-name="ce10">
            <text:p>20,6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50" table:style-name="ce52">
            <text:p>9,850</text:p>
          </table:table-cell>
          <table:table-cell office:value-type="float" office:value="25920" table:style-name="ce11">
            <text:p>25,920</text:p>
          </table:table-cell>
          <table:table-cell office:value-type="float" office:value="13221" table:style-name="ce11">
            <text:p>13,221</text:p>
          </table:table-cell>
          <table:table-cell office:value-type="float" office:value="12699" table:style-name="ce10">
            <text:p>12,6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17" table:style-name="ce52">
            <text:p>11,417</text:p>
          </table:table-cell>
          <table:table-cell office:value-type="float" office:value="30340" table:style-name="ce11">
            <text:p>30,340</text:p>
          </table:table-cell>
          <table:table-cell office:value-type="float" office:value="15445" table:style-name="ce11">
            <text:p>15,445</text:p>
          </table:table-cell>
          <table:table-cell office:value-type="float" office:value="14895" table:style-name="ce10">
            <text:p>14,8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746" table:style-name="ce52">
            <text:p>25,746</text:p>
          </table:table-cell>
          <table:table-cell office:value-type="float" office:value="71229" table:style-name="ce11">
            <text:p>71,229</text:p>
          </table:table-cell>
          <table:table-cell office:value-type="float" office:value="36378" table:style-name="ce11">
            <text:p>36,378</text:p>
          </table:table-cell>
          <table:table-cell office:value-type="float" office:value="34851" table:style-name="ce10">
            <text:p>34,8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70" table:style-name="ce52">
            <text:p>5,270</text:p>
          </table:table-cell>
          <table:table-cell office:value-type="float" office:value="13988" table:style-name="ce11">
            <text:p>13,988</text:p>
          </table:table-cell>
          <table:table-cell office:value-type="float" office:value="7448" table:style-name="ce11">
            <text:p>7,448</text:p>
          </table:table-cell>
          <table:table-cell office:value-type="float" office:value="6540" table:style-name="ce10">
            <text:p>6,5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836" table:style-name="ce52">
            <text:p>10,836</text:p>
          </table:table-cell>
          <table:table-cell office:value-type="float" office:value="31085" table:style-name="ce11">
            <text:p>31,085</text:p>
          </table:table-cell>
          <table:table-cell office:value-type="float" office:value="16392" table:style-name="ce11">
            <text:p>16,392</text:p>
          </table:table-cell>
          <table:table-cell office:value-type="float" office:value="14693" table:style-name="ce10">
            <text:p>14,6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65" table:style-name="ce52">
            <text:p>8,765</text:p>
          </table:table-cell>
          <table:table-cell office:value-type="float" office:value="22116" table:style-name="ce11">
            <text:p>22,116</text:p>
          </table:table-cell>
          <table:table-cell office:value-type="float" office:value="11715" table:style-name="ce11">
            <text:p>11,715</text:p>
          </table:table-cell>
          <table:table-cell office:value-type="float" office:value="10401" table:style-name="ce10">
            <text:p>10,4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096" table:style-name="ce52">
            <text:p>9,096</text:p>
          </table:table-cell>
          <table:table-cell office:value-type="float" office:value="23682" table:style-name="ce11">
            <text:p>23,682</text:p>
          </table:table-cell>
          <table:table-cell office:value-type="float" office:value="12526" table:style-name="ce11">
            <text:p>12,526</text:p>
          </table:table-cell>
          <table:table-cell office:value-type="float" office:value="11156" table:style-name="ce10">
            <text:p>11,1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53" table:style-name="ce52">
            <text:p>7,253</text:p>
          </table:table-cell>
          <table:table-cell office:value-type="float" office:value="17558" table:style-name="ce11">
            <text:p>17,558</text:p>
          </table:table-cell>
          <table:table-cell office:value-type="float" office:value="9161" table:style-name="ce11">
            <text:p>9,161</text:p>
          </table:table-cell>
          <table:table-cell office:value-type="float" office:value="8397" table:style-name="ce10">
            <text:p>8,3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33" table:style-name="ce52">
            <text:p>5,733</text:p>
          </table:table-cell>
          <table:table-cell office:value-type="float" office:value="14874" table:style-name="ce11">
            <text:p>14,874</text:p>
          </table:table-cell>
          <table:table-cell office:value-type="float" office:value="7983" table:style-name="ce11">
            <text:p>7,983</text:p>
          </table:table-cell>
          <table:table-cell office:value-type="float" office:value="6891" table:style-name="ce10">
            <text:p>6,8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460" table:style-name="ce52">
            <text:p>18,460</text:p>
          </table:table-cell>
          <table:table-cell office:value-type="float" office:value="48908" table:style-name="ce11">
            <text:p>48,908</text:p>
          </table:table-cell>
          <table:table-cell office:value-type="float" office:value="25259" table:style-name="ce11">
            <text:p>25,259</text:p>
          </table:table-cell>
          <table:table-cell office:value-type="float" office:value="23649" table:style-name="ce10">
            <text:p>23,6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51" table:style-name="ce52">
            <text:p>16,151</text:p>
          </table:table-cell>
          <table:table-cell office:value-type="float" office:value="44050" table:style-name="ce11">
            <text:p>44,050</text:p>
          </table:table-cell>
          <table:table-cell office:value-type="float" office:value="22821" table:style-name="ce11">
            <text:p>22,821</text:p>
          </table:table-cell>
          <table:table-cell office:value-type="float" office:value="21229" table:style-name="ce10">
            <text:p>21,2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17" table:style-name="ce52">
            <text:p>11,717</text:p>
          </table:table-cell>
          <table:table-cell office:value-type="float" office:value="34692" table:style-name="ce11">
            <text:p>34,692</text:p>
          </table:table-cell>
          <table:table-cell office:value-type="float" office:value="18469" table:style-name="ce11">
            <text:p>18,469</text:p>
          </table:table-cell>
          <table:table-cell office:value-type="float" office:value="16223" table:style-name="ce10">
            <text:p>16,2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52" table:style-name="ce52">
            <text:p>6,752</text:p>
          </table:table-cell>
          <table:table-cell office:value-type="float" office:value="18636" table:style-name="ce11">
            <text:p>18,636</text:p>
          </table:table-cell>
          <table:table-cell office:value-type="float" office:value="9897" table:style-name="ce11">
            <text:p>9,897</text:p>
          </table:table-cell>
          <table:table-cell office:value-type="float" office:value="8739" table:style-name="ce10">
            <text:p>8,7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23" table:style-name="ce52">
            <text:p>4,223</text:p>
          </table:table-cell>
          <table:table-cell office:value-type="float" office:value="11155" table:style-name="ce11">
            <text:p>11,155</text:p>
          </table:table-cell>
          <table:table-cell office:value-type="float" office:value="5995" table:style-name="ce11">
            <text:p>5,995</text:p>
          </table:table-cell>
          <table:table-cell office:value-type="float" office:value="5160" table:style-name="ce10">
            <text:p>5,1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2" table:style-name="ce52">
            <text:p>1,932</text:p>
          </table:table-cell>
          <table:table-cell office:value-type="float" office:value="4555" table:style-name="ce11">
            <text:p>4,555</text:p>
          </table:table-cell>
          <table:table-cell office:value-type="float" office:value="2331" table:style-name="ce11">
            <text:p>2,331</text:p>
          </table:table-cell>
          <table:table-cell office:value-type="float" office:value="2224" table:style-name="ce10">
            <text:p>2,22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81" table:style-name="ce53">
            <text:p>1,881</text:p>
          </table:table-cell>
          <table:table-cell office:value-type="float" office:value="5502" table:style-name="ce18">
            <text:p>5,502</text:p>
          </table:table-cell>
          <table:table-cell office:value-type="float" office:value="2893" table:style-name="ce18">
            <text:p>2,893</text:p>
          </table:table-cell>
          <table:table-cell office:value-type="float" office:value="2609" table:style-name="ce17">
            <text:p>2,609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1822" table:style-name="ce71">
            <text:p>291,822</text:p>
          </table:table-cell>
          <table:table-cell office:value-type="float" office:value="811275" table:style-name="ce79">
            <text:p>811,275</text:p>
          </table:table-cell>
          <table:table-cell office:value-type="float" office:value="413227" table:style-name="ce79">
            <text:p>413,227</text:p>
          </table:table-cell>
          <table:table-cell office:value-type="float" office:value="398048" table:style-name="ce73">
            <text:p>398,0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5244" table:style-name="ce52">
            <text:p>75,244</text:p>
          </table:table-cell>
          <table:table-cell office:value-type="float" office:value="197356" table:style-name="ce11">
            <text:p>197,356</text:p>
          </table:table-cell>
          <table:table-cell office:value-type="float" office:value="97101" table:style-name="ce11">
            <text:p>97,101</text:p>
          </table:table-cell>
          <table:table-cell office:value-type="float" office:value="100255" table:style-name="ce10">
            <text:p>100,2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284" table:style-name="ce52">
            <text:p>20,284</text:p>
          </table:table-cell>
          <table:table-cell office:value-type="float" office:value="53880" table:style-name="ce11">
            <text:p>53,880</text:p>
          </table:table-cell>
          <table:table-cell office:value-type="float" office:value="26805" table:style-name="ce11">
            <text:p>26,805</text:p>
          </table:table-cell>
          <table:table-cell office:value-type="float" office:value="27075" table:style-name="ce10">
            <text:p>27,0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7162" table:style-name="ce52">
            <text:p>17,162</text:p>
          </table:table-cell>
          <table:table-cell office:value-type="float" office:value="46707" table:style-name="ce11">
            <text:p>46,707</text:p>
          </table:table-cell>
          <table:table-cell office:value-type="float" office:value="23545" table:style-name="ce11">
            <text:p>23,545</text:p>
          </table:table-cell>
          <table:table-cell office:value-type="float" office:value="23162" table:style-name="ce10">
            <text:p>23,1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897" table:style-name="ce52">
            <text:p>11,897</text:p>
          </table:table-cell>
          <table:table-cell office:value-type="float" office:value="30378" table:style-name="ce11">
            <text:p>30,378</text:p>
          </table:table-cell>
          <table:table-cell office:value-type="float" office:value="15542" table:style-name="ce11">
            <text:p>15,542</text:p>
          </table:table-cell>
          <table:table-cell office:value-type="float" office:value="14836" table:style-name="ce10">
            <text:p>14,8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603" table:style-name="ce52">
            <text:p>15,603</text:p>
          </table:table-cell>
          <table:table-cell office:value-type="float" office:value="50080" table:style-name="ce11">
            <text:p>50,080</text:p>
          </table:table-cell>
          <table:table-cell office:value-type="float" office:value="25954" table:style-name="ce11">
            <text:p>25,954</text:p>
          </table:table-cell>
          <table:table-cell office:value-type="float" office:value="24126" table:style-name="ce10">
            <text:p>24,1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346" table:style-name="ce52">
            <text:p>10,346</text:p>
          </table:table-cell>
          <table:table-cell office:value-type="float" office:value="29410" table:style-name="ce11">
            <text:p>29,410</text:p>
          </table:table-cell>
          <table:table-cell office:value-type="float" office:value="15266" table:style-name="ce11">
            <text:p>15,266</text:p>
          </table:table-cell>
          <table:table-cell office:value-type="float" office:value="14144" table:style-name="ce10">
            <text:p>14,1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72" table:style-name="ce52">
            <text:p>3,872</text:p>
          </table:table-cell>
          <table:table-cell office:value-type="float" office:value="10729" table:style-name="ce11">
            <text:p>10,729</text:p>
          </table:table-cell>
          <table:table-cell office:value-type="float" office:value="5557" table:style-name="ce11">
            <text:p>5,557</text:p>
          </table:table-cell>
          <table:table-cell office:value-type="float" office:value="5172" table:style-name="ce10">
            <text:p>5,1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319" table:style-name="ce52">
            <text:p>7,319</text:p>
          </table:table-cell>
          <table:table-cell office:value-type="float" office:value="21893" table:style-name="ce11">
            <text:p>21,893</text:p>
          </table:table-cell>
          <table:table-cell office:value-type="float" office:value="11239" table:style-name="ce11">
            <text:p>11,239</text:p>
          </table:table-cell>
          <table:table-cell office:value-type="float" office:value="10654" table:style-name="ce10">
            <text:p>10,6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97" table:style-name="ce52">
            <text:p>8,297</text:p>
          </table:table-cell>
          <table:table-cell office:value-type="float" office:value="25693" table:style-name="ce11">
            <text:p>25,693</text:p>
          </table:table-cell>
          <table:table-cell office:value-type="float" office:value="13016" table:style-name="ce11">
            <text:p>13,016</text:p>
          </table:table-cell>
          <table:table-cell office:value-type="float" office:value="12677" table:style-name="ce10">
            <text:p>12,6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937" table:style-name="ce52">
            <text:p>7,937</text:p>
          </table:table-cell>
          <table:table-cell office:value-type="float" office:value="24950" table:style-name="ce11">
            <text:p>24,950</text:p>
          </table:table-cell>
          <table:table-cell office:value-type="float" office:value="12930" table:style-name="ce11">
            <text:p>12,930</text:p>
          </table:table-cell>
          <table:table-cell office:value-type="float" office:value="12020" table:style-name="ce10">
            <text:p>12,0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185" table:style-name="ce52">
            <text:p>9,185</text:p>
          </table:table-cell>
          <table:table-cell office:value-type="float" office:value="23681" table:style-name="ce11">
            <text:p>23,681</text:p>
          </table:table-cell>
          <table:table-cell office:value-type="float" office:value="12577" table:style-name="ce11">
            <text:p>12,577</text:p>
          </table:table-cell>
          <table:table-cell office:value-type="float" office:value="11104" table:style-name="ce10">
            <text:p>11,1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62" table:style-name="ce52">
            <text:p>6,562</text:p>
          </table:table-cell>
          <table:table-cell office:value-type="float" office:value="20162" table:style-name="ce11">
            <text:p>20,162</text:p>
          </table:table-cell>
          <table:table-cell office:value-type="float" office:value="10486" table:style-name="ce11">
            <text:p>10,486</text:p>
          </table:table-cell>
          <table:table-cell office:value-type="float" office:value="9676" table:style-name="ce10">
            <text:p>9,6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9068" table:style-name="ce52">
            <text:p>19,068</text:p>
          </table:table-cell>
          <table:table-cell office:value-type="float" office:value="53224" table:style-name="ce11">
            <text:p>53,224</text:p>
          </table:table-cell>
          <table:table-cell office:value-type="float" office:value="27361" table:style-name="ce11">
            <text:p>27,361</text:p>
          </table:table-cell>
          <table:table-cell office:value-type="float" office:value="25863" table:style-name="ce10">
            <text:p>25,8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57" table:style-name="ce52">
            <text:p>5,657</text:p>
          </table:table-cell>
          <table:table-cell office:value-type="float" office:value="16546" table:style-name="ce11">
            <text:p>16,546</text:p>
          </table:table-cell>
          <table:table-cell office:value-type="float" office:value="8778" table:style-name="ce11">
            <text:p>8,778</text:p>
          </table:table-cell>
          <table:table-cell office:value-type="float" office:value="7768" table:style-name="ce10">
            <text:p>7,7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34" table:style-name="ce52">
            <text:p>3,434</text:p>
          </table:table-cell>
          <table:table-cell office:value-type="float" office:value="9537" table:style-name="ce11">
            <text:p>9,537</text:p>
          </table:table-cell>
          <table:table-cell office:value-type="float" office:value="5078" table:style-name="ce11">
            <text:p>5,078</text:p>
          </table:table-cell>
          <table:table-cell office:value-type="float" office:value="4459" table:style-name="ce10">
            <text:p>4,4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652" table:style-name="ce52">
            <text:p>8,652</text:p>
          </table:table-cell>
          <table:table-cell office:value-type="float" office:value="23614" table:style-name="ce11">
            <text:p>23,614</text:p>
          </table:table-cell>
          <table:table-cell office:value-type="float" office:value="12348" table:style-name="ce11">
            <text:p>12,348</text:p>
          </table:table-cell>
          <table:table-cell office:value-type="float" office:value="11266" table:style-name="ce10">
            <text:p>11,2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57" table:style-name="ce52">
            <text:p>11,857</text:p>
          </table:table-cell>
          <table:table-cell office:value-type="float" office:value="33798" table:style-name="ce11">
            <text:p>33,798</text:p>
          </table:table-cell>
          <table:table-cell office:value-type="float" office:value="17535" table:style-name="ce11">
            <text:p>17,535</text:p>
          </table:table-cell>
          <table:table-cell office:value-type="float" office:value="16263" table:style-name="ce10">
            <text:p>16,2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47" table:style-name="ce52">
            <text:p>4,547</text:p>
          </table:table-cell>
          <table:table-cell office:value-type="float" office:value="15344" table:style-name="ce11">
            <text:p>15,344</text:p>
          </table:table-cell>
          <table:table-cell office:value-type="float" office:value="7693" table:style-name="ce11">
            <text:p>7,693</text:p>
          </table:table-cell>
          <table:table-cell office:value-type="float" office:value="7651" table:style-name="ce10">
            <text:p>7,6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70" table:style-name="ce52">
            <text:p>6,670</text:p>
          </table:table-cell>
          <table:table-cell office:value-type="float" office:value="17219" table:style-name="ce11">
            <text:p>17,219</text:p>
          </table:table-cell>
          <table:table-cell office:value-type="float" office:value="8774" table:style-name="ce11">
            <text:p>8,774</text:p>
          </table:table-cell>
          <table:table-cell office:value-type="float" office:value="8445" table:style-name="ce10">
            <text:p>8,4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81" table:style-name="ce52">
            <text:p>3,781</text:p>
          </table:table-cell>
          <table:table-cell office:value-type="float" office:value="10342" table:style-name="ce11">
            <text:p>10,342</text:p>
          </table:table-cell>
          <table:table-cell office:value-type="float" office:value="5298" table:style-name="ce11">
            <text:p>5,298</text:p>
          </table:table-cell>
          <table:table-cell office:value-type="float" office:value="5044" table:style-name="ce10">
            <text:p>5,0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86" table:style-name="ce52">
            <text:p>6,986</text:p>
          </table:table-cell>
          <table:table-cell office:value-type="float" office:value="18573" table:style-name="ce11">
            <text:p>18,573</text:p>
          </table:table-cell>
          <table:table-cell office:value-type="float" office:value="9615" table:style-name="ce11">
            <text:p>9,615</text:p>
          </table:table-cell>
          <table:table-cell office:value-type="float" office:value="8958" table:style-name="ce10">
            <text:p>8,9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677" table:style-name="ce52">
            <text:p>4,677</text:p>
          </table:table-cell>
          <table:table-cell office:value-type="float" office:value="12145" table:style-name="ce11">
            <text:p>12,145</text:p>
          </table:table-cell>
          <table:table-cell office:value-type="float" office:value="6627" table:style-name="ce11">
            <text:p>6,627</text:p>
          </table:table-cell>
          <table:table-cell office:value-type="float" office:value="5518" table:style-name="ce10">
            <text:p>5,5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93" table:style-name="ce52">
            <text:p>3,493</text:p>
          </table:table-cell>
          <table:table-cell office:value-type="float" office:value="8260" table:style-name="ce11">
            <text:p>8,260</text:p>
          </table:table-cell>
          <table:table-cell office:value-type="float" office:value="4414" table:style-name="ce11">
            <text:p>4,414</text:p>
          </table:table-cell>
          <table:table-cell office:value-type="float" office:value="3846" table:style-name="ce10">
            <text:p>3,8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23" table:style-name="ce52">
            <text:p>3,023</text:p>
          </table:table-cell>
          <table:table-cell office:value-type="float" office:value="7443" table:style-name="ce11">
            <text:p>7,443</text:p>
          </table:table-cell>
          <table:table-cell office:value-type="float" office:value="4050" table:style-name="ce11">
            <text:p>4,050</text:p>
          </table:table-cell>
          <table:table-cell office:value-type="float" office:value="3393" table:style-name="ce10">
            <text:p>3,3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52" table:style-name="ce52">
            <text:p>2,052</text:p>
          </table:table-cell>
          <table:table-cell office:value-type="float" office:value="5211" table:style-name="ce11">
            <text:p>5,211</text:p>
          </table:table-cell>
          <table:table-cell office:value-type="float" office:value="2739" table:style-name="ce11">
            <text:p>2,739</text:p>
          </table:table-cell>
          <table:table-cell office:value-type="float" office:value="2472" table:style-name="ce10">
            <text:p>2,4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50" table:style-name="ce52">
            <text:p>2,350</text:p>
          </table:table-cell>
          <table:table-cell office:value-type="float" office:value="7682" table:style-name="ce11">
            <text:p>7,682</text:p>
          </table:table-cell>
          <table:table-cell office:value-type="float" office:value="3876" table:style-name="ce11">
            <text:p>3,876</text:p>
          </table:table-cell>
          <table:table-cell office:value-type="float" office:value="3806" table:style-name="ce10">
            <text:p>3,8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86" table:style-name="ce52">
            <text:p>1,086</text:p>
          </table:table-cell>
          <table:table-cell office:value-type="float" office:value="3246" table:style-name="ce11">
            <text:p>3,246</text:p>
          </table:table-cell>
          <table:table-cell office:value-type="float" office:value="1669" table:style-name="ce11">
            <text:p>1,669</text:p>
          </table:table-cell>
          <table:table-cell office:value-type="float" office:value="1577" table:style-name="ce10">
            <text:p>1,5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84" table:style-name="ce52">
            <text:p>2,084</text:p>
          </table:table-cell>
          <table:table-cell office:value-type="float" office:value="6770" table:style-name="ce11">
            <text:p>6,770</text:p>
          </table:table-cell>
          <table:table-cell office:value-type="float" office:value="3424" table:style-name="ce11">
            <text:p>3,424</text:p>
          </table:table-cell>
          <table:table-cell office:value-type="float" office:value="3346" table:style-name="ce10">
            <text:p>3,3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413" table:style-name="ce52">
            <text:p>1,413</text:p>
          </table:table-cell>
          <table:table-cell office:value-type="float" office:value="5342" table:style-name="ce11">
            <text:p>5,342</text:p>
          </table:table-cell>
          <table:table-cell office:value-type="float" office:value="2790" table:style-name="ce11">
            <text:p>2,790</text:p>
          </table:table-cell>
          <table:table-cell office:value-type="float" office:value="2552" table:style-name="ce10">
            <text:p>2,55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59" table:style-name="ce52">
            <text:p>2,259</text:p>
          </table:table-cell>
          <table:table-cell office:value-type="float" office:value="7433" table:style-name="ce11">
            <text:p>7,433</text:p>
          </table:table-cell>
          <table:table-cell office:value-type="float" office:value="3713" table:style-name="ce11">
            <text:p>3,713</text:p>
          </table:table-cell>
          <table:table-cell office:value-type="float" office:value="3720" table:style-name="ce10">
            <text:p>3,7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34" table:style-name="ce52">
            <text:p>1,434</text:p>
          </table:table-cell>
          <table:table-cell office:value-type="float" office:value="4939" table:style-name="ce11">
            <text:p>4,939</text:p>
          </table:table-cell>
          <table:table-cell office:value-type="float" office:value="2515" table:style-name="ce11">
            <text:p>2,515</text:p>
          </table:table-cell>
          <table:table-cell office:value-type="float" office:value="2424" table:style-name="ce10">
            <text:p>2,4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610" table:style-name="ce52">
            <text:p>1,610</text:p>
          </table:table-cell>
          <table:table-cell office:value-type="float" office:value="4832" table:style-name="ce11">
            <text:p>4,832</text:p>
          </table:table-cell>
          <table:table-cell office:value-type="float" office:value="2478" table:style-name="ce11">
            <text:p>2,478</text:p>
          </table:table-cell>
          <table:table-cell office:value-type="float" office:value="2354" table:style-name="ce10">
            <text:p>2,35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81" table:style-name="ce53">
            <text:p>1,981</text:p>
          </table:table-cell>
          <table:table-cell office:value-type="float" office:value="4856" table:style-name="ce18">
            <text:p>4,856</text:p>
          </table:table-cell>
          <table:table-cell office:value-type="float" office:value="2434" table:style-name="ce18">
            <text:p>2,434</text:p>
          </table:table-cell>
          <table:table-cell office:value-type="float" office:value="2422" table:style-name="ce17">
            <text:p>2,422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656" table:style-name="ce71">
            <text:p>83,656</text:p>
          </table:table-cell>
          <table:table-cell office:value-type="float" office:value="214983" table:style-name="ce79">
            <text:p>214,983</text:p>
          </table:table-cell>
          <table:table-cell office:value-type="float" office:value="110411" table:style-name="ce79">
            <text:p>110,411</text:p>
          </table:table-cell>
          <table:table-cell office:value-type="float" office:value="104572" table:style-name="ce73">
            <text:p>104,5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306" table:style-name="ce52">
            <text:p>40,306</text:p>
          </table:table-cell>
          <table:table-cell office:value-type="float" office:value="104668" table:style-name="ce11">
            <text:p>104,668</text:p>
          </table:table-cell>
          <table:table-cell office:value-type="float" office:value="52128" table:style-name="ce11">
            <text:p>52,128</text:p>
          </table:table-cell>
          <table:table-cell office:value-type="float" office:value="52540" table:style-name="ce10">
            <text:p>52,5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42" table:style-name="ce52">
            <text:p>5,342</text:p>
          </table:table-cell>
          <table:table-cell office:value-type="float" office:value="13498" table:style-name="ce11">
            <text:p>13,498</text:p>
          </table:table-cell>
          <table:table-cell office:value-type="float" office:value="7090" table:style-name="ce11">
            <text:p>7,090</text:p>
          </table:table-cell>
          <table:table-cell office:value-type="float" office:value="6408" table:style-name="ce10">
            <text:p>6,4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15" table:style-name="ce52">
            <text:p>3,215</text:p>
          </table:table-cell>
          <table:table-cell office:value-type="float" office:value="8397" table:style-name="ce11">
            <text:p>8,397</text:p>
          </table:table-cell>
          <table:table-cell office:value-type="float" office:value="4338" table:style-name="ce11">
            <text:p>4,338</text:p>
          </table:table-cell>
          <table:table-cell office:value-type="float" office:value="4059" table:style-name="ce10">
            <text:p>4,0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852" table:style-name="ce52">
            <text:p>6,852</text:p>
          </table:table-cell>
          <table:table-cell office:value-type="float" office:value="16953" table:style-name="ce11">
            <text:p>16,953</text:p>
          </table:table-cell>
          <table:table-cell office:value-type="float" office:value="8917" table:style-name="ce11">
            <text:p>8,917</text:p>
          </table:table-cell>
          <table:table-cell office:value-type="float" office:value="8036" table:style-name="ce10">
            <text:p>8,0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61" table:style-name="ce52">
            <text:p>2,461</text:p>
          </table:table-cell>
          <table:table-cell office:value-type="float" office:value="5703" table:style-name="ce11">
            <text:p>5,703</text:p>
          </table:table-cell>
          <table:table-cell office:value-type="float" office:value="2974" table:style-name="ce11">
            <text:p>2,974</text:p>
          </table:table-cell>
          <table:table-cell office:value-type="float" office:value="2729" table:style-name="ce10">
            <text:p>2,7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808" table:style-name="ce52">
            <text:p>4,808</text:p>
          </table:table-cell>
          <table:table-cell office:value-type="float" office:value="10912" table:style-name="ce11">
            <text:p>10,912</text:p>
          </table:table-cell>
          <table:table-cell office:value-type="float" office:value="5788" table:style-name="ce11">
            <text:p>5,788</text:p>
          </table:table-cell>
          <table:table-cell office:value-type="float" office:value="5124" table:style-name="ce10">
            <text:p>5,1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12" table:style-name="ce52">
            <text:p>3,712</text:p>
          </table:table-cell>
          <table:table-cell office:value-type="float" office:value="8188" table:style-name="ce11">
            <text:p>8,188</text:p>
          </table:table-cell>
          <table:table-cell office:value-type="float" office:value="4512" table:style-name="ce11">
            <text:p>4,512</text:p>
          </table:table-cell>
          <table:table-cell office:value-type="float" office:value="3676" table:style-name="ce10">
            <text:p>3,6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95" table:style-name="ce52">
            <text:p>2,895</text:p>
          </table:table-cell>
          <table:table-cell office:value-type="float" office:value="6897" table:style-name="ce11">
            <text:p>6,897</text:p>
          </table:table-cell>
          <table:table-cell office:value-type="float" office:value="3883" table:style-name="ce11">
            <text:p>3,883</text:p>
          </table:table-cell>
          <table:table-cell office:value-type="float" office:value="3014" table:style-name="ce10">
            <text:p>3,0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19" table:style-name="ce52">
            <text:p>3,019</text:p>
          </table:table-cell>
          <table:table-cell office:value-type="float" office:value="7579" table:style-name="ce11">
            <text:p>7,579</text:p>
          </table:table-cell>
          <table:table-cell office:value-type="float" office:value="4016" table:style-name="ce11">
            <text:p>4,016</text:p>
          </table:table-cell>
          <table:table-cell office:value-type="float" office:value="3563" table:style-name="ce10">
            <text:p>3,5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84" table:style-name="ce52">
            <text:p>3,184</text:p>
          </table:table-cell>
          <table:table-cell office:value-type="float" office:value="8059" table:style-name="ce11">
            <text:p>8,059</text:p>
          </table:table-cell>
          <table:table-cell office:value-type="float" office:value="4162" table:style-name="ce11">
            <text:p>4,162</text:p>
          </table:table-cell>
          <table:table-cell office:value-type="float" office:value="3897" table:style-name="ce10">
            <text:p>3,8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76" table:style-name="ce52">
            <text:p>1,176</text:p>
          </table:table-cell>
          <table:table-cell office:value-type="float" office:value="4043" table:style-name="ce11">
            <text:p>4,043</text:p>
          </table:table-cell>
          <table:table-cell office:value-type="float" office:value="2161" table:style-name="ce11">
            <text:p>2,161</text:p>
          </table:table-cell>
          <table:table-cell office:value-type="float" office:value="1882" table:style-name="ce10">
            <text:p>1,8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8" table:style-name="ce52">
            <text:p>1,068</text:p>
          </table:table-cell>
          <table:table-cell office:value-type="float" office:value="3565" table:style-name="ce11">
            <text:p>3,565</text:p>
          </table:table-cell>
          <table:table-cell office:value-type="float" office:value="1905" table:style-name="ce11">
            <text:p>1,905</text:p>
          </table:table-cell>
          <table:table-cell office:value-type="float" office:value="1660" table:style-name="ce10">
            <text:p>1,6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5" table:style-name="ce52">
            <text:p>1,085</text:p>
          </table:table-cell>
          <table:table-cell office:value-type="float" office:value="4110" table:style-name="ce11">
            <text:p>4,110</text:p>
          </table:table-cell>
          <table:table-cell office:value-type="float" office:value="2173" table:style-name="ce11">
            <text:p>2,173</text:p>
          </table:table-cell>
          <table:table-cell office:value-type="float" office:value="1937" table:style-name="ce10">
            <text:p>1,9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20" table:style-name="ce52">
            <text:p>1,420</text:p>
          </table:table-cell>
          <table:table-cell office:value-type="float" office:value="3486" table:style-name="ce11">
            <text:p>3,486</text:p>
          </table:table-cell>
          <table:table-cell office:value-type="float" office:value="1885" table:style-name="ce11">
            <text:p>1,885</text:p>
          </table:table-cell>
          <table:table-cell office:value-type="float" office:value="1601" table:style-name="ce10">
            <text:p>1,6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73" table:style-name="ce52">
            <text:p>1,173</text:p>
          </table:table-cell>
          <table:table-cell office:value-type="float" office:value="3690" table:style-name="ce11">
            <text:p>3,690</text:p>
          </table:table-cell>
          <table:table-cell office:value-type="float" office:value="1854" table:style-name="ce11">
            <text:p>1,854</text:p>
          </table:table-cell>
          <table:table-cell office:value-type="float" office:value="1836" table:style-name="ce10">
            <text:p>1,83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940" table:style-name="ce53">
            <text:p>1,940</text:p>
          </table:table-cell>
          <table:table-cell office:value-type="float" office:value="5235" table:style-name="ce18">
            <text:p>5,235</text:p>
          </table:table-cell>
          <table:table-cell office:value-type="float" office:value="2625" table:style-name="ce18">
            <text:p>2,625</text:p>
          </table:table-cell>
          <table:table-cell office:value-type="float" office:value="2610" table:style-name="ce17">
            <text:p>2,61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462" table:style-name="ce71">
            <text:p>127,462</text:p>
          </table:table-cell>
          <table:table-cell office:value-type="float" office:value="323929" table:style-name="ce79">
            <text:p>323,929</text:p>
          </table:table-cell>
          <table:table-cell office:value-type="float" office:value="163740" table:style-name="ce79">
            <text:p>163,740</text:p>
          </table:table-cell>
          <table:table-cell office:value-type="float" office:value="160189" table:style-name="ce73">
            <text:p>160,1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809" table:style-name="ce52">
            <text:p>41,809</text:p>
          </table:table-cell>
          <table:table-cell office:value-type="float" office:value="102380" table:style-name="ce11">
            <text:p>102,380</text:p>
          </table:table-cell>
          <table:table-cell office:value-type="float" office:value="49143" table:style-name="ce11">
            <text:p>49,143</text:p>
          </table:table-cell>
          <table:table-cell office:value-type="float" office:value="53237" table:style-name="ce10">
            <text:p>53,2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92" table:style-name="ce52">
            <text:p>4,392</text:p>
          </table:table-cell>
          <table:table-cell office:value-type="float" office:value="10810" table:style-name="ce11">
            <text:p>10,810</text:p>
          </table:table-cell>
          <table:table-cell office:value-type="float" office:value="5607" table:style-name="ce11">
            <text:p>5,607</text:p>
          </table:table-cell>
          <table:table-cell office:value-type="float" office:value="5203" table:style-name="ce10">
            <text:p>5,2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916" table:style-name="ce52">
            <text:p>8,916</text:p>
          </table:table-cell>
          <table:table-cell office:value-type="float" office:value="23329" table:style-name="ce11">
            <text:p>23,329</text:p>
          </table:table-cell>
          <table:table-cell office:value-type="float" office:value="12359" table:style-name="ce11">
            <text:p>12,359</text:p>
          </table:table-cell>
          <table:table-cell office:value-type="float" office:value="10970" table:style-name="ce10">
            <text:p>10,9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866" table:style-name="ce52">
            <text:p>7,866</text:p>
          </table:table-cell>
          <table:table-cell office:value-type="float" office:value="20036" table:style-name="ce11">
            <text:p>20,036</text:p>
          </table:table-cell>
          <table:table-cell office:value-type="float" office:value="10195" table:style-name="ce11">
            <text:p>10,195</text:p>
          </table:table-cell>
          <table:table-cell office:value-type="float" office:value="9841" table:style-name="ce10">
            <text:p>9,8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839" table:style-name="ce52">
            <text:p>32,839</text:p>
          </table:table-cell>
          <table:table-cell office:value-type="float" office:value="83515" table:style-name="ce11">
            <text:p>83,515</text:p>
          </table:table-cell>
          <table:table-cell office:value-type="float" office:value="41809" table:style-name="ce11">
            <text:p>41,809</text:p>
          </table:table-cell>
          <table:table-cell office:value-type="float" office:value="41706" table:style-name="ce10">
            <text:p>41,7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55" table:style-name="ce52">
            <text:p>7,355</text:p>
          </table:table-cell>
          <table:table-cell office:value-type="float" office:value="17518" table:style-name="ce11">
            <text:p>17,518</text:p>
          </table:table-cell>
          <table:table-cell office:value-type="float" office:value="9307" table:style-name="ce11">
            <text:p>9,307</text:p>
          </table:table-cell>
          <table:table-cell office:value-type="float" office:value="8211" table:style-name="ce10">
            <text:p>8,2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4984" table:style-name="ce52">
            <text:p>4,984</text:p>
          </table:table-cell>
          <table:table-cell office:value-type="float" office:value="12329" table:style-name="ce11">
            <text:p>12,329</text:p>
          </table:table-cell>
          <table:table-cell office:value-type="float" office:value="6551" table:style-name="ce11">
            <text:p>6,551</text:p>
          </table:table-cell>
          <table:table-cell office:value-type="float" office:value="5778" table:style-name="ce10">
            <text:p>5,7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685" table:style-name="ce52">
            <text:p>1,685</text:p>
          </table:table-cell>
          <table:table-cell office:value-type="float" office:value="4366" table:style-name="ce11">
            <text:p>4,366</text:p>
          </table:table-cell>
          <table:table-cell office:value-type="float" office:value="2444" table:style-name="ce11">
            <text:p>2,444</text:p>
          </table:table-cell>
          <table:table-cell office:value-type="float" office:value="1922" table:style-name="ce10">
            <text:p>1,9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90" table:style-name="ce52">
            <text:p>4,790</text:p>
          </table:table-cell>
          <table:table-cell office:value-type="float" office:value="11290" table:style-name="ce11">
            <text:p>11,290</text:p>
          </table:table-cell>
          <table:table-cell office:value-type="float" office:value="6044" table:style-name="ce11">
            <text:p>6,044</text:p>
          </table:table-cell>
          <table:table-cell office:value-type="float" office:value="5246" table:style-name="ce10">
            <text:p>5,2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55" table:style-name="ce52">
            <text:p>4,055</text:p>
          </table:table-cell>
          <table:table-cell office:value-type="float" office:value="9974" table:style-name="ce11">
            <text:p>9,974</text:p>
          </table:table-cell>
          <table:table-cell office:value-type="float" office:value="5418" table:style-name="ce11">
            <text:p>5,418</text:p>
          </table:table-cell>
          <table:table-cell office:value-type="float" office:value="4556" table:style-name="ce10">
            <text:p>4,5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948" table:style-name="ce52">
            <text:p>4,948</text:p>
          </table:table-cell>
          <table:table-cell office:value-type="float" office:value="16160" table:style-name="ce11">
            <text:p>16,160</text:p>
          </table:table-cell>
          <table:table-cell office:value-type="float" office:value="8312" table:style-name="ce11">
            <text:p>8,312</text:p>
          </table:table-cell>
          <table:table-cell office:value-type="float" office:value="7848" table:style-name="ce10">
            <text:p>7,8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20" table:style-name="ce52">
            <text:p>2,120</text:p>
          </table:table-cell>
          <table:table-cell office:value-type="float" office:value="6201" table:style-name="ce11">
            <text:p>6,201</text:p>
          </table:table-cell>
          <table:table-cell office:value-type="float" office:value="3272" table:style-name="ce11">
            <text:p>3,272</text:p>
          </table:table-cell>
          <table:table-cell office:value-type="float" office:value="2929" table:style-name="ce10">
            <text:p>2,92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03" table:style-name="ce53">
            <text:p>1,703</text:p>
          </table:table-cell>
          <table:table-cell office:value-type="float" office:value="6021" table:style-name="ce18">
            <text:p>6,021</text:p>
          </table:table-cell>
          <table:table-cell office:value-type="float" office:value="3279" table:style-name="ce18">
            <text:p>3,279</text:p>
          </table:table-cell>
          <table:table-cell office:value-type="float" office:value="2742" table:style-name="ce17">
            <text:p>2,742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1975" table:style-name="ce71">
            <text:p>41,975</text:p>
          </table:table-cell>
          <table:table-cell office:value-type="float" office:value="105908" table:style-name="ce79">
            <text:p>105,908</text:p>
          </table:table-cell>
          <table:table-cell office:value-type="float" office:value="54478" table:style-name="ce79">
            <text:p>54,478</text:p>
          </table:table-cell>
          <table:table-cell office:value-type="float" office:value="51430" table:style-name="ce73">
            <text:p>51,4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716" table:style-name="ce52">
            <text:p>25,716</text:p>
          </table:table-cell>
          <table:table-cell office:value-type="float" office:value="63182" table:style-name="ce11">
            <text:p>63,182</text:p>
          </table:table-cell>
          <table:table-cell office:value-type="float" office:value="32102" table:style-name="ce11">
            <text:p>32,102</text:p>
          </table:table-cell>
          <table:table-cell office:value-type="float" office:value="31080" table:style-name="ce10">
            <text:p>31,0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105" table:style-name="ce52">
            <text:p>6,105</text:p>
          </table:table-cell>
          <table:table-cell office:value-type="float" office:value="15247" table:style-name="ce11">
            <text:p>15,247</text:p>
          </table:table-cell>
          <table:table-cell office:value-type="float" office:value="8080" table:style-name="ce11">
            <text:p>8,080</text:p>
          </table:table-cell>
          <table:table-cell office:value-type="float" office:value="7167" table:style-name="ce10">
            <text:p>7,1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557" table:style-name="ce52">
            <text:p>3,557</text:p>
          </table:table-cell>
          <table:table-cell office:value-type="float" office:value="9901" table:style-name="ce11">
            <text:p>9,901</text:p>
          </table:table-cell>
          <table:table-cell office:value-type="float" office:value="5113" table:style-name="ce11">
            <text:p>5,113</text:p>
          </table:table-cell>
          <table:table-cell office:value-type="float" office:value="4788" table:style-name="ce10">
            <text:p>4,7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80" table:style-name="ce52">
            <text:p>3,080</text:p>
          </table:table-cell>
          <table:table-cell office:value-type="float" office:value="8340" table:style-name="ce11">
            <text:p>8,340</text:p>
          </table:table-cell>
          <table:table-cell office:value-type="float" office:value="4301" table:style-name="ce11">
            <text:p>4,301</text:p>
          </table:table-cell>
          <table:table-cell office:value-type="float" office:value="4039" table:style-name="ce10">
            <text:p>4,0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72" table:style-name="ce52">
            <text:p>2,072</text:p>
          </table:table-cell>
          <table:table-cell office:value-type="float" office:value="5367" table:style-name="ce11">
            <text:p>5,367</text:p>
          </table:table-cell>
          <table:table-cell office:value-type="float" office:value="2907" table:style-name="ce11">
            <text:p>2,907</text:p>
          </table:table-cell>
          <table:table-cell office:value-type="float" office:value="2460" table:style-name="ce10">
            <text:p>2,46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445" table:style-name="ce53">
            <text:p>1,445</text:p>
          </table:table-cell>
          <table:table-cell office:value-type="float" office:value="3871" table:style-name="ce18">
            <text:p>3,871</text:p>
          </table:table-cell>
          <table:table-cell office:value-type="float" office:value="1975" table:style-name="ce18">
            <text:p>1,975</text:p>
          </table:table-cell>
          <table:table-cell office:value-type="float" office:value="1896" table:style-name="ce17">
            <text:p>1,896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10年02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5570" table:style-name="ce71">
            <text:p>155,570</text:p>
          </table:table-cell>
          <table:table-cell office:value-type="float" office:value="367269" table:style-name="ce79">
            <text:p>367,269</text:p>
          </table:table-cell>
          <table:table-cell office:value-type="float" office:value="183130" table:style-name="ce79">
            <text:p>183,130</text:p>
          </table:table-cell>
          <table:table-cell office:value-type="float" office:value="184139" table:style-name="ce73">
            <text:p>184,139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854" table:style-name="ce52">
            <text:p>22,854</text:p>
          </table:table-cell>
          <table:table-cell office:value-type="float" office:value="51186" table:style-name="ce11">
            <text:p>51,186</text:p>
          </table:table-cell>
          <table:table-cell office:value-type="float" office:value="25989" table:style-name="ce11">
            <text:p>25,989</text:p>
          </table:table-cell>
          <table:table-cell office:value-type="float" office:value="25197" table:style-name="ce10">
            <text:p>25,19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890" table:style-name="ce52">
            <text:p>21,890</text:p>
          </table:table-cell>
          <table:table-cell office:value-type="float" office:value="53594" table:style-name="ce11">
            <text:p>53,594</text:p>
          </table:table-cell>
          <table:table-cell office:value-type="float" office:value="26806" table:style-name="ce11">
            <text:p>26,806</text:p>
          </table:table-cell>
          <table:table-cell office:value-type="float" office:value="26788" table:style-name="ce10">
            <text:p>26,788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6053" table:style-name="ce52">
            <text:p>16,053</text:p>
          </table:table-cell>
          <table:table-cell office:value-type="float" office:value="38499" table:style-name="ce11">
            <text:p>38,499</text:p>
          </table:table-cell>
          <table:table-cell office:value-type="float" office:value="19232" table:style-name="ce11">
            <text:p>19,232</text:p>
          </table:table-cell>
          <table:table-cell office:value-type="float" office:value="19267" table:style-name="ce10">
            <text:p>19,26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9015" table:style-name="ce52">
            <text:p>19,015</text:p>
          </table:table-cell>
          <table:table-cell office:value-type="float" office:value="42741" table:style-name="ce11">
            <text:p>42,741</text:p>
          </table:table-cell>
          <table:table-cell office:value-type="float" office:value="21084" table:style-name="ce11">
            <text:p>21,084</text:p>
          </table:table-cell>
          <table:table-cell office:value-type="float" office:value="21657" table:style-name="ce10">
            <text:p>21,657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30" table:style-name="ce52">
            <text:p>19,230</text:p>
          </table:table-cell>
          <table:table-cell office:value-type="float" office:value="46318" table:style-name="ce11">
            <text:p>46,318</text:p>
          </table:table-cell>
          <table:table-cell office:value-type="float" office:value="23474" table:style-name="ce11">
            <text:p>23,474</text:p>
          </table:table-cell>
          <table:table-cell office:value-type="float" office:value="22844" table:style-name="ce10">
            <text:p>22,84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4053" table:style-name="ce52">
            <text:p>34,053</text:p>
          </table:table-cell>
          <table:table-cell office:value-type="float" office:value="81771" table:style-name="ce11">
            <text:p>81,771</text:p>
          </table:table-cell>
          <table:table-cell office:value-type="float" office:value="40433" table:style-name="ce11">
            <text:p>40,433</text:p>
          </table:table-cell>
          <table:table-cell office:value-type="float" office:value="41338" table:style-name="ce10">
            <text:p>41,338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2475" table:style-name="ce53">
            <text:p>22,475</text:p>
          </table:table-cell>
          <table:table-cell office:value-type="float" office:value="53160" table:style-name="ce18">
            <text:p>53,160</text:p>
          </table:table-cell>
          <table:table-cell office:value-type="float" office:value="26112" table:style-name="ce18">
            <text:p>26,112</text:p>
          </table:table-cell>
          <table:table-cell office:value-type="float" office:value="27048" table:style-name="ce17">
            <text:p>27,048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1334" table:style-name="ce71">
            <text:p>171,334</text:p>
          </table:table-cell>
          <table:table-cell office:value-type="float" office:value="451757" table:style-name="ce79">
            <text:p>451,757</text:p>
          </table:table-cell>
          <table:table-cell office:value-type="float" office:value="222929" table:style-name="ce79">
            <text:p>222,929</text:p>
          </table:table-cell>
          <table:table-cell office:value-type="float" office:value="228828" table:style-name="ce73">
            <text:p>228,82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3748" table:style-name="ce52">
            <text:p>83,748</text:p>
          </table:table-cell>
          <table:table-cell office:value-type="float" office:value="220454" table:style-name="ce11">
            <text:p>220,454</text:p>
          </table:table-cell>
          <table:table-cell office:value-type="float" office:value="108585" table:style-name="ce11">
            <text:p>108,585</text:p>
          </table:table-cell>
          <table:table-cell office:value-type="float" office:value="111869" table:style-name="ce10">
            <text:p>111,8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9059" table:style-name="ce52">
            <text:p>59,059</text:p>
          </table:table-cell>
          <table:table-cell office:value-type="float" office:value="152556" table:style-name="ce11">
            <text:p>152,556</text:p>
          </table:table-cell>
          <table:table-cell office:value-type="float" office:value="74344" table:style-name="ce11">
            <text:p>74,344</text:p>
          </table:table-cell>
          <table:table-cell office:value-type="float" office:value="78212" table:style-name="ce10">
            <text:p>78,21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527" table:style-name="ce53">
            <text:p>28,527</text:p>
          </table:table-cell>
          <table:table-cell office:value-type="float" office:value="78747" table:style-name="ce18">
            <text:p>78,747</text:p>
          </table:table-cell>
          <table:table-cell office:value-type="float" office:value="40000" table:style-name="ce18">
            <text:p>40,000</text:p>
          </table:table-cell>
          <table:table-cell office:value-type="float" office:value="38747" table:style-name="ce17">
            <text:p>38,747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188" table:style-name="ce71">
            <text:p>101,188</text:p>
          </table:table-cell>
          <table:table-cell office:value-type="float" office:value="265751" table:style-name="ce79">
            <text:p>265,751</text:p>
          </table:table-cell>
          <table:table-cell office:value-type="float" office:value="128510" table:style-name="ce79">
            <text:p>128,510</text:p>
          </table:table-cell>
          <table:table-cell office:value-type="float" office:value="137241" table:style-name="ce73">
            <text:p>137,2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896" table:style-name="ce52">
            <text:p>45,896</text:p>
          </table:table-cell>
          <table:table-cell office:value-type="float" office:value="119556" table:style-name="ce11">
            <text:p>119,556</text:p>
          </table:table-cell>
          <table:table-cell office:value-type="float" office:value="57233" table:style-name="ce11">
            <text:p>57,233</text:p>
          </table:table-cell>
          <table:table-cell office:value-type="float" office:value="62323" table:style-name="ce10">
            <text:p>62,32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5292" table:style-name="ce53">
            <text:p>55,292</text:p>
          </table:table-cell>
          <table:table-cell office:value-type="float" office:value="146195" table:style-name="ce18">
            <text:p>146,195</text:p>
          </table:table-cell>
          <table:table-cell office:value-type="float" office:value="71277" table:style-name="ce18">
            <text:p>71,277</text:p>
          </table:table-cell>
          <table:table-cell office:value-type="float" office:value="74918" table:style-name="ce17">
            <text:p>74,918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835" table:style-name="ce71">
            <text:p>41,835</text:p>
          </table:table-cell>
          <table:table-cell office:value-type="float" office:value="140511" table:style-name="ce79">
            <text:p>140,511</text:p>
          </table:table-cell>
          <table:table-cell office:value-type="float" office:value="70149" table:style-name="ce79">
            <text:p>70,149</text:p>
          </table:table-cell>
          <table:table-cell office:value-type="float" office:value="70362" table:style-name="ce73">
            <text:p>70,3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156" table:style-name="ce52">
            <text:p>13,156</text:p>
          </table:table-cell>
          <table:table-cell office:value-type="float" office:value="42877" table:style-name="ce11">
            <text:p>42,877</text:p>
          </table:table-cell>
          <table:table-cell office:value-type="float" office:value="21392" table:style-name="ce11">
            <text:p>21,392</text:p>
          </table:table-cell>
          <table:table-cell office:value-type="float" office:value="21485" table:style-name="ce10">
            <text:p>21,4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406" table:style-name="ce52">
            <text:p>9,406</text:p>
          </table:table-cell>
          <table:table-cell office:value-type="float" office:value="30426" table:style-name="ce11">
            <text:p>30,426</text:p>
          </table:table-cell>
          <table:table-cell office:value-type="float" office:value="15258" table:style-name="ce11">
            <text:p>15,258</text:p>
          </table:table-cell>
          <table:table-cell office:value-type="float" office:value="15168" table:style-name="ce10">
            <text:p>15,1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477" table:style-name="ce52">
            <text:p>6,477</text:p>
          </table:table-cell>
          <table:table-cell office:value-type="float" office:value="20716" table:style-name="ce11">
            <text:p>20,716</text:p>
          </table:table-cell>
          <table:table-cell office:value-type="float" office:value="10208" table:style-name="ce11">
            <text:p>10,208</text:p>
          </table:table-cell>
          <table:table-cell office:value-type="float" office:value="10508" table:style-name="ce10">
            <text:p>10,5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425" table:style-name="ce52">
            <text:p>9,425</text:p>
          </table:table-cell>
          <table:table-cell office:value-type="float" office:value="33136" table:style-name="ce11">
            <text:p>33,136</text:p>
          </table:table-cell>
          <table:table-cell office:value-type="float" office:value="16644" table:style-name="ce11">
            <text:p>16,644</text:p>
          </table:table-cell>
          <table:table-cell office:value-type="float" office:value="16492" table:style-name="ce10">
            <text:p>16,4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238" table:style-name="ce52">
            <text:p>3,238</text:p>
          </table:table-cell>
          <table:table-cell office:value-type="float" office:value="12692" table:style-name="ce11">
            <text:p>12,692</text:p>
          </table:table-cell>
          <table:table-cell office:value-type="float" office:value="6307" table:style-name="ce11">
            <text:p>6,307</text:p>
          </table:table-cell>
          <table:table-cell office:value-type="float" office:value="6385" table:style-name="ce10">
            <text:p>6,38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3" table:style-name="ce53">
            <text:p>133</text:p>
          </table:table-cell>
          <table:table-cell office:value-type="float" office:value="664" table:style-name="ce18">
            <text:p>664</text:p>
          </table:table-cell>
          <table:table-cell office:value-type="float" office:value="340" table:style-name="ce18">
            <text:p>340</text:p>
          </table:table-cell>
          <table:table-cell office:value-type="float" office:value="324" table:style-name="ce17">
            <text:p>32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2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404" table:style-name="ce71">
            <text:p>3,404</text:p>
          </table:table-cell>
          <table:table-cell office:value-type="float" office:value="13296" table:style-name="ce79">
            <text:p>13,296</text:p>
          </table:table-cell>
          <table:table-cell office:value-type="float" office:value="7685" table:style-name="ce79">
            <text:p>7,685</text:p>
          </table:table-cell>
          <table:table-cell office:value-type="float" office:value="5611" table:style-name="ce73">
            <text:p>5,6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936" table:style-name="ce52">
            <text:p>1,936</text:p>
          </table:table-cell>
          <table:table-cell office:value-type="float" office:value="7629" table:style-name="ce11">
            <text:p>7,629</text:p>
          </table:table-cell>
          <table:table-cell office:value-type="float" office:value="4302" table:style-name="ce11">
            <text:p>4,302</text:p>
          </table:table-cell>
          <table:table-cell office:value-type="float" office:value="3327" table:style-name="ce10">
            <text:p>3,3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798" table:style-name="ce52">
            <text:p>798</text:p>
          </table:table-cell>
          <table:table-cell office:value-type="float" office:value="2726" table:style-name="ce11">
            <text:p>2,726</text:p>
          </table:table-cell>
          <table:table-cell office:value-type="float" office:value="1566" table:style-name="ce11">
            <text:p>1,566</text:p>
          </table:table-cell>
          <table:table-cell office:value-type="float" office:value="1160" table:style-name="ce10">
            <text:p>1,1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15" table:style-name="ce52">
            <text:p>315</text:p>
          </table:table-cell>
          <table:table-cell office:value-type="float" office:value="1489" table:style-name="ce11">
            <text:p>1,489</text:p>
          </table:table-cell>
          <table:table-cell office:value-type="float" office:value="928" table:style-name="ce11">
            <text:p>928</text:p>
          </table:table-cell>
          <table:table-cell office:value-type="float" office:value="561" table:style-name="ce10">
            <text:p>56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55" table:style-name="ce53">
            <text:p>355</text:p>
          </table:table-cell>
          <table:table-cell office:value-type="float" office:value="1452" table:style-name="ce18">
            <text:p>1,452</text:p>
          </table:table-cell>
          <table:table-cell office:value-type="float" office:value="889" table:style-name="ce18">
            <text:p>889</text:p>
          </table:table-cell>
          <table:table-cell office:value-type="float" office:value="563" table:style-name="ce17">
            <text:p>563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1</meta:generator>
    <meta:initial-creator>user</meta:initial-creator>
    <dc:creator>盧怡婷</dc:creator>
    <meta:creation-date>1998-03-06T04:37:15Z</meta:creation-date>
    <dc:date>2021-03-04T06:57:29Z</dc:date>
    <meta:print-date>2020-06-02T06:30:47Z</meta:print-date>
  </office:meta>
</office:document-meta>
</file>